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99cm"/>
    </style:style>
    <style:style style:name="co2" style:family="table-column">
      <style:table-column-properties fo:break-before="auto" style:column-width="20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ro6" style:family="table-row">
      <style:table-row-properties style:row-height="5.581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8.3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d7d7"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hu</text:p>
          </table:table-cell>
          <table:table-cell table:style-name="ce2" office:value-type="string" calcext:value-type="string">
            <text:p>de</text:p>
          </table:table-cell>
        </table:table-row>
        <table:table-row table:style-name="ro1">
          <table:table-cell table:style-name="ce1" office:value-type="string" calcext:value-type="string">
            <text:p>ablak</text:p>
          </table:table-cell>
          <table:table-cell table:style-name="ce2" office:value-type="string" calcext:value-type="string">
            <text:p>Ablak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adoszam</text:p>
          </table:table-cell>
          <table:table-cell table:style-name="ce2" office:value-type="string" calcext:value-type="string">
            <text:p>Adószám (csak vállalkozások esetében)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adoszam_hiba</text:p>
          </table:table-cell>
          <table:table-cell table:style-name="ce2" office:value-type="string" calcext:value-type="string">
            <text:p>A megadott adószám hibás, kérjük javítsa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afa</text:p>
          </table:table-cell>
          <table:table-cell table:style-name="ce2" office:value-type="string" calcext:value-type="string">
            <text:p>ÁFA</text:p>
          </table:table-cell>
          <table:table-cell table:style-name="ce2" office:value-type="string" calcext:value-type="string">
            <text:p>Die Preis beiinhaltet die MwSt. und den Hinaausfahret in Ungarn!</text:p>
          </table:table-cell>
        </table:table-row>
        <table:table-row table:style-name="ro1">
          <table:table-cell table:style-name="ce1" office:value-type="string" calcext:value-type="string">
            <text:p>ajtok</text:p>
          </table:table-cell>
          <table:table-cell table:style-name="ce2" office:value-type="string" calcext:value-type="string">
            <text:p>ajtós</text:p>
          </table:table-cell>
          <table:table-cell table:style-name="ce2" office:value-type="string" calcext:value-type="string">
            <text:p>mit Tür</text:p>
          </table:table-cell>
        </table:table-row>
        <table:table-row table:style-name="ro1">
          <table:table-cell table:style-name="ce1" office:value-type="string" calcext:value-type="string">
            <text:p>ajtok_szama</text:p>
          </table:table-cell>
          <table:table-cell table:style-name="ce2" office:value-type="string" calcext:value-type="string">
            <text:p>ajtók</text:p>
          </table:table-cell>
          <table:table-cell table:style-name="ce2" office:value-type="string" calcext:value-type="string">
            <text:p>Türe</text:p>
          </table:table-cell>
        </table:table-row>
        <table:table-row table:style-name="ro1">
          <table:table-cell table:style-name="ce1" office:value-type="string" calcext:value-type="string">
            <text:p>akcio_felirat</text:p>
          </table:table-cell>
          <table:table-cell table:style-name="ce2" office:value-type="string" calcext:value-type="string">
            <text:p>akció</text:p>
          </table:table-cell>
          <table:table-cell table:style-name="ce2" office:value-type="string" calcext:value-type="string">
            <text:p>Aktion Aufschrift</text:p>
          </table:table-cell>
        </table:table-row>
        <table:table-row table:style-name="ro1">
          <table:table-cell table:style-name="ce1" office:value-type="string" calcext:value-type="string">
            <text:p>alapar</text:p>
          </table:table-cell>
          <table:table-cell table:style-name="ce2" office:value-type="string" calcext:value-type="string">
            <text:p>alapár</text:p>
          </table:table-cell>
          <table:table-cell table:style-name="ce2" office:value-type="string" calcext:value-type="string">
            <text:p>Grundpreis</text:p>
          </table:table-cell>
        </table:table-row>
        <table:table-row table:style-name="ro1">
          <table:table-cell table:style-name="ce1" office:value-type="string" calcext:value-type="string">
            <text:p>anyag</text:p>
          </table:table-cell>
          <table:table-cell table:style-name="ce2" office:value-type="string" calcext:value-type="string">
            <text:p>anyag</text:p>
          </table:table-cell>
          <table:table-cell table:style-name="ce2" office:value-type="string" calcext:value-type="string">
            <text:p>Stoff</text:p>
          </table:table-cell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style-name="ce2" office:value-type="string" calcext:value-type="string">
            <text:p>Ár</text:p>
          </table:table-cell>
          <table:table-cell table:style-name="ce2" office:value-type="string" calcext:value-type="string">
            <text:p>Bruttopreis</text:p>
          </table:table-cell>
        </table:table-row>
        <table:table-row table:style-name="ro1">
          <table:table-cell table:style-name="ce1" office:value-type="string" calcext:value-type="string">
            <text:p>atiranyitas_fizetooldalra</text:p>
          </table:table-cell>
          <table:table-cell table:style-name="ce2" office:value-type="string" calcext:value-type="string">
            <text:p>Átirányítás a fizetőoldalra, kérem várjon..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auto_marka</text:p>
          </table:table-cell>
          <table:table-cell table:style-name="ce2" office:value-type="string" calcext:value-type="string">
            <text:p>autó márka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biztosrendelsz</text:p>
          </table:table-cell>
          <table:table-cell table:style-name="ce2" office:value-type="string" calcext:value-type="string">
            <text:p>Biztosan megrendeli?</text:p>
          </table:table-cell>
          <table:table-cell table:style-name="ce2" office:value-type="string" calcext:value-type="string">
            <text:p>Bestellen Sie sicher?</text:p>
          </table:table-cell>
        </table:table-row>
        <table:table-row table:style-name="ro1">
          <table:table-cell table:style-name="ce1" office:value-type="string" calcext:value-type="string">
            <text:p>biztostorolsz</text:p>
          </table:table-cell>
          <table:table-cell table:style-name="ce2" office:value-type="string" calcext:value-type="string">
            <text:p>Biztosan törli?</text:p>
          </table:table-cell>
          <table:table-cell table:style-name="ce2" office:value-type="string" calcext:value-type="string">
            <text:p>Wollen Sie das sicher löschen?</text:p>
          </table:table-cell>
        </table:table-row>
        <table:table-row table:style-name="ro1">
          <table:table-cell table:style-name="ce1" office:value-type="string" calcext:value-type="string">
            <text:p>captcha</text:p>
          </table:table-cell>
          <table:table-cell table:style-name="ce2" office:value-type="string" calcext:value-type="string">
            <text:p>Biztonsági kód</text:p>
          </table:table-cell>
          <table:table-cell table:style-name="ce2" office:value-type="string" calcext:value-type="string">
            <text:p>Sicherheitkode</text:p>
          </table:table-cell>
        </table:table-row>
        <table:table-row table:style-name="ro1">
          <table:table-cell table:style-name="ce1" office:value-type="string" calcext:value-type="string">
            <text:p>captcha_hiba</text:p>
          </table:table-cell>
          <table:table-cell table:style-name="ce2" office:value-type="string" calcext:value-type="string">
            <text:p>A biztonsági kód hibás!</text:p>
          </table:table-cell>
          <table:table-cell table:style-name="ce2" office:value-type="string" calcext:value-type="string">
            <text:p>Der Sicherheitkode ist falsch!</text:p>
          </table:table-cell>
        </table:table-row>
        <table:table-row table:style-name="ro1">
          <table:table-cell table:style-name="ce1" office:value-type="string" calcext:value-type="string">
            <text:p>csakafa</text:p>
          </table:table-cell>
          <table:table-cell table:style-name="ce2" office:value-type="string" calcext:value-type="string">
            <text:p>Az árak csak az ÁFA-t tartalmazzák.</text:p>
          </table:table-cell>
          <table:table-cell table:style-name="ce2" office:value-type="string" calcext:value-type="string">
            <text:p>Die Preis beiinhaltet nur die MwSt. und den Hinaausfahret soll extra bezahlt werden!</text:p>
          </table:table-cell>
        </table:table-row>
        <table:table-row table:style-name="ro2">
          <table:table-cell table:style-name="ce1" office:value-type="string" calcext:value-type="string">
            <text:p>csomagkovetes</text:p>
          </table:table-cell>
          <table:table-cell table:style-name="ce2" office:value-type="string" calcext:value-type="string">
            <text:p>Csomagját ezen a linken tudja követni, a csomag a megrendelést követő munkanapon kora délután lesz átadva a GLS futárszolgálatnak, onnantól lesz a linken elérhető információ a csomag aktuális helyzetéről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darab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Stück</text:p>
          </table:table-cell>
        </table:table-row>
        <table:table-row table:style-name="ro1">
          <table:table-cell table:style-name="ce1" office:value-type="string" calcext:value-type="string">
            <text:p>egyeb_kozlendo</text:p>
          </table:table-cell>
          <table:table-cell table:style-name="ce2" office:value-type="string" calcext:value-type="string">
            <text:p>Egyéb közlendő</text:p>
          </table:table-cell>
          <table:table-cell table:style-name="ce2" office:value-type="string" calcext:value-type="string">
            <text:p>sonstige Informationen</text:p>
          </table:table-cell>
        </table:table-row>
        <table:table-row table:style-name="ro1">
          <table:table-cell table:style-name="ce1" office:value-type="string" calcext:value-type="string">
            <text:p>egysegar</text:p>
          </table:table-cell>
          <table:table-cell table:style-name="ce2" office:value-type="string" calcext:value-type="string">
            <text:p>Egységár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ler_cegcim</text:p>
          </table:table-cell>
          <table:table-cell table:style-name="ce2" office:value-type="string" calcext:value-type="string">
            <text:p>Cég címe</text:p>
          </table:table-cell>
          <table:table-cell table:style-name="ce2" office:value-type="string" calcext:value-type="string">
            <text:p>die Adresse der Firma</text:p>
          </table:table-cell>
        </table:table-row>
        <table:table-row table:style-name="ro1">
          <table:table-cell table:style-name="ce1" office:value-type="string" calcext:value-type="string">
            <text:p>eler_cegnev</text:p>
          </table:table-cell>
          <table:table-cell table:style-name="ce2" office:value-type="string" calcext:value-type="string">
            <text:p>Cég neve</text:p>
          </table:table-cell>
          <table:table-cell table:style-name="ce2" office:value-type="string" calcext:value-type="string">
            <text:p>Name der Firma</text:p>
          </table:table-cell>
        </table:table-row>
        <table:table-row table:style-name="ro1">
          <table:table-cell table:style-name="ce1" office:value-type="string" calcext:value-type="string">
            <text:p>eler_elkuldve</text:p>
          </table:table-cell>
          <table:table-cell table:style-name="ce2" office:value-type="string" calcext:value-type="string">
            <text:p>Köszönjük, üzenetét megkaptuk. Kollégánk a következő munkanap folyamán válaszol Önnek.</text:p>
          </table:table-cell>
          <table:table-cell table:style-name="ce2" office:value-type="string" calcext:value-type="string">
            <text:p>Die Botchaft ist gesendet!</text:p>
          </table:table-cell>
        </table:table-row>
        <table:table-row table:style-name="ro1">
          <table:table-cell table:style-name="ce1" office:value-type="string" calcext:value-type="string">
            <text:p>eler_email_kell</text:p>
          </table:table-cell>
          <table:table-cell table:style-name="ce2" office:value-type="string" calcext:value-type="string">
            <text:p>Adja meg az e-mail címét!</text:p>
          </table:table-cell>
          <table:table-cell table:style-name="ce2" office:value-type="string" calcext:value-type="string">
            <text:p>Geben Sie ihre E-mail Adresse!</text:p>
          </table:table-cell>
        </table:table-row>
        <table:table-row table:style-name="ro1">
          <table:table-cell table:style-name="ce1" office:value-type="string" calcext:value-type="string">
            <text:p>eler_megsem</text:p>
          </table:table-cell>
          <table:table-cell table:style-name="ce2" office:value-type="string" calcext:value-type="string">
            <text:p>Mégsem</text:p>
          </table:table-cell>
          <table:table-cell table:style-name="ce2" office:value-type="string" calcext:value-type="string">
            <text:p>Doch nicht</text:p>
          </table:table-cell>
        </table:table-row>
        <table:table-row table:style-name="ro1">
          <table:table-cell table:style-name="ce1" office:value-type="string" calcext:value-type="string">
            <text:p>eler_mehet</text:p>
          </table:table-cell>
          <table:table-cell table:style-name="ce2" office:value-type="string" calcext:value-type="string">
            <text:p>Elküld</text:p>
          </table:table-cell>
          <table:table-cell table:style-name="ce2" office:value-type="string" calcext:value-type="string">
            <text:p>Senden</text:p>
          </table:table-cell>
        </table:table-row>
        <table:table-row table:style-name="ro1">
          <table:table-cell table:style-name="ce1" office:value-type="string" calcext:value-type="string">
            <text:p>eler_mindenmezo</text:p>
          </table:table-cell>
          <table:table-cell table:style-name="ce2" office:value-type="string" calcext:value-type="string">
            <text:p>Kérjük, a csillaggal&lt;span class="kotelezo"&gt;*&lt;/span&gt; jelölt mezőket mindenképpen töltse ki!</text:p>
          </table:table-cell>
          <table:table-cell table:style-name="ce2" office:value-type="string" calcext:value-type="string">
            <text:p>Bitte mit der * Bezeichnete Stellen fühlen Sie aus!</text:p>
          </table:table-cell>
        </table:table-row>
        <table:table-row table:style-name="ro1">
          <table:table-cell table:style-name="ce1" office:value-type="string" calcext:value-type="string">
            <text:p>eler_nev</text:p>
          </table:table-cell>
          <table:table-cell table:style-name="ce2" office:value-type="string" calcext:value-type="string">
            <text:p>Név</text:p>
          </table:table-cell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1" office:value-type="string" calcext:value-type="string">
            <text:p>eler_nev_kell</text:p>
          </table:table-cell>
          <table:table-cell table:style-name="ce2" office:value-type="string" calcext:value-type="string">
            <text:p>Adja meg a nevét!</text:p>
          </table:table-cell>
          <table:table-cell table:style-name="ce2" office:value-type="string" calcext:value-type="string">
            <text:p>Geben Sie ihre Name!</text:p>
          </table:table-cell>
        </table:table-row>
        <table:table-row table:style-name="ro1">
          <table:table-cell table:style-name="ce1" office:value-type="string" calcext:value-type="string">
            <text:p>eler_uzenet</text:p>
          </table:table-cell>
          <table:table-cell table:style-name="ce2" office:value-type="string" calcext:value-type="string">
            <text:p>Üzenet</text:p>
          </table:table-cell>
          <table:table-cell table:style-name="ce2" office:value-type="string" calcext:value-type="string">
            <text:p>Botschaft</text:p>
          </table:table-cell>
        </table:table-row>
        <table:table-row table:style-name="ro1">
          <table:table-cell table:style-name="ce1" office:value-type="string" calcext:value-type="string">
            <text:p>eler_weblap</text:p>
          </table:table-cell>
          <table:table-cell table:style-name="ce2" office:value-type="string" calcext:value-type="string">
            <text:p>Cég weblapja</text:p>
          </table:table-cell>
          <table:table-cell table:style-name="ce2" office:value-type="string" calcext:value-type="string">
            <text:p>Web-Seite der Firma</text:p>
          </table:table-cell>
        </table:table-row>
        <table:table-row table:style-name="ro1">
          <table:table-cell table:style-name="ce1" office:value-type="string" calcext:value-type="string">
            <text:p>elfogadom_felteteleket</text:p>
          </table:table-cell>
          <table:table-cell table:style-name="ce2" office:value-type="string" calcext:value-type="string">
            <text:p>Elfogadom az ÁSZF-t és a garanciafeltételeket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lfogadom_felteteleket_hiba</text:p>
          </table:table-cell>
          <table:table-cell table:style-name="ce2" office:value-type="string" calcext:value-type="string">
            <text:p>A vásárláshoz el kell fogadnia az ÁSZF-t és a garanciafeltételeket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lfogadott_bankkartyak</text:p>
          </table:table-cell>
          <table:table-cell table:style-name="ce2" office:value-type="string" calcext:value-type="string">
            <text:p>Elfogadott bankkártyák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lso</text:p>
          </table:table-cell>
          <table:table-cell table:style-name="ce2" office:value-type="string" calcext:value-type="string">
            <text:p>első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lso_ablak</text:p>
          </table:table-cell>
          <table:table-cell table:style-name="ce2" office:value-type="string" calcext:value-type="string">
            <text:p>első ablak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lso_ablakra</text:p>
          </table:table-cell>
          <table:table-cell table:style-name="ce2" office:value-type="string" calcext:value-type="string">
            <text:p>első ablakra</text:p>
          </table:table-cell>
          <table:table-cell table:style-name="ce2" office:value-type="string" calcext:value-type="string">
            <text:p>auf das Vorderfenster</text:p>
          </table:table-cell>
        </table:table-row>
        <table:table-row table:style-name="ro1">
          <table:table-cell table:style-name="ce1" office:value-type="string" calcext:value-type="string">
            <text:p>elszamolas_euro</text:p>
          </table:table-cell>
          <table:table-cell table:style-name="ce2" office:value-type="string" calcext:value-type="string">
            <text:p>Az elszámolás pénzneme EUR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ltero_szamlazasi_adatok</text:p>
          </table:table-cell>
          <table:table-cell table:style-name="ce2" office:value-type="string" calcext:value-type="string">
            <text:p>Eltérő számlázási adatok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mail</text:p>
          </table:table-cell>
          <table:table-cell table:style-name="ce2" office:value-type="string" calcext:value-type="string">
            <text:p>Email cím</text:p>
          </table:table-cell>
          <table:table-cell table:style-name="ce2" office:value-type="string" calcext:value-type="string">
            <text:p>E-mail Adresse</text:p>
          </table:table-cell>
        </table:table-row>
        <table:table-row table:style-name="ro1">
          <table:table-cell table:style-name="ce1" office:value-type="string" calcext:value-type="string">
            <text:p>evjarat</text:p>
          </table:table-cell>
          <table:table-cell table:style-name="ce2" office:value-type="string" calcext:value-type="string">
            <text:p>évjárat</text:p>
          </table:table-cell>
          <table:table-cell table:style-name="ce2" office:value-type="string" calcext:value-type="string">
            <text:p>Jahrgang</text:p>
          </table:table-cell>
        </table:table-row>
        <table:table-row table:style-name="ro1">
          <table:table-cell table:style-name="ce1" office:value-type="string" calcext:value-type="string">
            <text:p>fajlok_kivalasztva</text:p>
          </table:table-cell>
          <table:table-cell table:style-name="ce2" office:value-type="string" calcext:value-type="string">
            <text:p>db fájl kiválasztva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fejleszt</text:p>
          </table:table-cell>
          <table:table-cell table:style-name="ce2" office:value-type="string" calcext:value-type="string">
            <text:p>Fejlesztés alatt!</text:p>
          </table:table-cell>
          <table:table-cell table:style-name="ce2" office:value-type="string" calcext:value-type="string">
            <text:p>Unter Entwicklung!</text:p>
          </table:table-cell>
        </table:table-row>
        <table:table-row table:style-name="ro3">
          <table:table-cell table:style-name="ce1" office:value-type="string" calcext:value-type="string">
            <text:p>felszereles</text:p>
          </table:table-cell>
          <table:table-cell table:style-name="ce2" office:value-type="string" calcext:value-type="string">
            <text:p>&lt;p&gt;&lt;strong&gt;Otthoni felszerelés 5 perc alatt!&lt;/strong&gt;&lt;/p&gt;&lt;p&gt;&lt;br /&gt;&lt;/p&gt;&lt;p&gt;A légterelő az ablakkeret gumitömítésébe szerelhető fel, nem kell ragasztani. Minden termék mellé típus azonos, képpel és szöveggel ellátott felszerelési utasítást és a felszereléshez szükséges elemeket, úgynevezett U profilokat mellékelünk. A felszerelés ezek segítségével házilag megoldható 5 perc alatt. A légterelő bármikor levehető és újra felszerelhető, nem hagy sérülést az ablakkeret gumitömítésében. &lt;br /&gt;Vannak olyan típusok, ahol nincs szükség U profilokra a légterelő felszereléséhez, ezért azt nem is mellékelünk hozzá.&lt;/p&gt;&lt;p&gt;&lt;strong&gt;Kérjük minden esetben tanulmányozza át a légterelő dobozában található rajzos felszerelési utasítást, az alábbi videók a különböző márkájú légterelők (Szatuna Classic, Sporty és ClimAir) általános felszerelési menetét tartalmazzák, a felszerelési sorrend, a mellékelt U profilok száma és elhelyezésük változhat!&lt;/strong&gt;&lt;/p&gt;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felszerelesiTanacsok</text:p>
          </table:table-cell>
          <table:table-cell table:style-name="ce2" office:value-type="string" calcext:value-type="string">
            <text:p>Felszerelési tanácsok</text:p>
          </table:table-cell>
          <table:table-cell table:style-name="ce2" office:value-type="string" calcext:value-type="string">
            <text:p>Montage-Anleitung</text:p>
          </table:table-cell>
        </table:table-row>
        <table:table-row table:style-name="ro1">
          <table:table-cell table:style-name="ce1" office:value-type="string" calcext:value-type="string">
            <text:p>feltoltendo_fotok</text:p>
          </table:table-cell>
          <table:table-cell table:style-name="ce2" office:value-type="string" calcext:value-type="string">
            <text:p>Csatolmányok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feltoltendo_fotok_nem_jpg</text:p>
          </table:table-cell>
          <table:table-cell table:style-name="ce2" office:value-type="string" calcext:value-type="string">
            <text:p>nem megfelelő formátum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feltoltendo_fotok_sok</text:p>
          </table:table-cell>
          <table:table-cell table:style-name="ce2" office:value-type="string" calcext:value-type="string">
            <text:p>Túl sok állományt szeretne feltölteni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feltoltendo_fotok_tul_nagy</text:p>
          </table:table-cell>
          <table:table-cell table:style-name="ce2" office:value-type="string" calcext:value-type="string">
            <text:p>nagyobb, mint 40 MB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feltoltendo_fotok_utmutato</text:p>
          </table:table-cell>
          <table:table-cell table:style-name="ce2" office:value-type="string" calcext:value-type="string">
            <text:p>Legfeljebb 3 darab JPG fájl tölthető fel. Az egyes fájlok mérete nem haladhatja meg a 40 MB-ot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fizet_bankkartya</text:p>
          </table:table-cell>
          <table:table-cell table:style-name="ce2" office:value-type="string" calcext:value-type="string">
            <text:p>bankkártyával az interneten</text:p>
          </table:table-cell>
          <table:table-cell table:style-name="ce2" office:value-type="string" calcext:value-type="string">
            <text:p>ich möchte mit Kreditkarte im Internet bezahlenq</text:p>
          </table:table-cell>
        </table:table-row>
        <table:table-row table:style-name="ro1">
          <table:table-cell table:style-name="ce1" office:value-type="string" calcext:value-type="string">
            <text:p>fizet_futar</text:p>
          </table:table-cell>
          <table:table-cell table:style-name="ce2" office:value-type="string" calcext:value-type="string">
            <text:p>futárnak az áru átvételekor</text:p>
          </table:table-cell>
          <table:table-cell table:style-name="ce2" office:value-type="string" calcext:value-type="string">
            <text:p>ich möchte dem Laufbursche bezahlen</text:p>
          </table:table-cell>
        </table:table-row>
        <table:table-row table:style-name="ro1">
          <table:table-cell table:style-name="ce1" office:value-type="string" calcext:value-type="string">
            <text:p>fizetendo</text:p>
          </table:table-cell>
          <table:table-cell table:style-name="ce2" office:value-type="string" calcext:value-type="string">
            <text:p>Fizetendő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fizetesi_mod</text:p>
          </table:table-cell>
          <table:table-cell table:style-name="ce2" office:value-type="string" calcext:value-type="string">
            <text:p>Fizetési mód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gyartasi_ev</text:p>
          </table:table-cell>
          <table:table-cell table:style-name="ce2" office:value-type="string" calcext:value-type="string">
            <text:p>gyártási év</text:p>
          </table:table-cell>
          <table:table-cell table:style-name="ce2" office:value-type="string" calcext:value-type="string">
            <text:p>Baujahr</text:p>
          </table:table-cell>
        </table:table-row>
        <table:table-row table:style-name="ro1">
          <table:table-cell table:style-name="ce1" office:value-type="string" calcext:value-type="string">
            <text:p>gyarto</text:p>
          </table:table-cell>
          <table:table-cell table:style-name="ce2" office:value-type="string" calcext:value-type="string">
            <text:p>gyártó</text:p>
          </table:table-cell>
          <table:table-cell table:style-name="ce2" office:value-type="string" calcext:value-type="string">
            <text:p>Hersteller</text:p>
          </table:table-cell>
        </table:table-row>
        <table:table-row table:style-name="ro1">
          <table:table-cell table:style-name="ce1" office:value-type="string" calcext:value-type="string">
            <text:p>gyfk</text:p>
          </table:table-cell>
          <table:table-cell table:style-name="ce2" office:value-type="string" calcext:value-type="string">
            <text:p>gyakran feltett kérdések</text:p>
          </table:table-cell>
          <table:table-cell table:style-name="ce2" office:value-type="string" calcext:value-type="string">
            <text:p>oft gestellte Fragen</text:p>
          </table:table-cell>
        </table:table-row>
        <table:table-row table:style-name="ro1">
          <table:table-cell table:style-name="ce1" office:value-type="string" calcext:value-type="string">
            <text:p>ha_mas</text:p>
          </table:table-cell>
          <table:table-cell table:style-name="ce2" office:value-type="string" calcext:value-type="string">
            <text:p>ha eltér a szállítási adatoktól</text:p>
          </table:table-cell>
          <table:table-cell table:style-name="ce2" office:value-type="string" calcext:value-type="string">
            <text:p>wenn es anders ist wie die Rechnungsangaben</text:p>
          </table:table-cell>
        </table:table-row>
        <table:table-row table:style-name="ro1">
          <table:table-cell table:style-name="ce1" office:value-type="string" calcext:value-type="string">
            <text:p>hatso</text:p>
          </table:table-cell>
          <table:table-cell table:style-name="ce2" office:value-type="string" calcext:value-type="string">
            <text:p>hátsó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hatso_ablak</text:p>
          </table:table-cell>
          <table:table-cell table:style-name="ce2" office:value-type="string" calcext:value-type="string">
            <text:p>hátsó ablak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hatso_ablakra</text:p>
          </table:table-cell>
          <table:table-cell table:style-name="ce2" office:value-type="string" calcext:value-type="string">
            <text:p>hátsó ablakra</text:p>
          </table:table-cell>
          <table:table-cell table:style-name="ce2" office:value-type="string" calcext:value-type="string">
            <text:p>auf das Rückfenster</text:p>
          </table:table-cell>
        </table:table-row>
        <table:table-row table:style-name="ro1">
          <table:table-cell table:style-name="ce1" office:value-type="string" calcext:value-type="string">
            <text:p>hazszam</text:p>
          </table:table-cell>
          <table:table-cell table:style-name="ce2" office:value-type="string" calcext:value-type="string">
            <text:p>Házszám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hetszemely</text:p>
          </table:table-cell>
          <table:table-cell table:style-name="ce2" office:value-type="string" calcext:value-type="string">
            <text:p>Csak 7 személyesre jó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hiba</text:p>
          </table:table-cell>
          <table:table-cell table:style-name="ce2" office:value-type="string" calcext:value-type="string">
            <text:p>Hiba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hibas_email</text:p>
          </table:table-cell>
          <table:table-cell table:style-name="ce2" office:value-type="string" calcext:value-type="string">
            <text:p>Az e-mail cím helytelennek tűnik, kérjük javítsa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hibas_iranyitoszam_formatum</text:p>
          </table:table-cell>
          <table:table-cell table:style-name="ce2" office:value-type="string" calcext:value-type="string">
            <text:p>A megadott irányítószám hibásnak tűnik, kérjük javítsa: [iranyitoszam_hossz] számjegy szerepelhet a mezőben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hibas_iranyitoszam_nem_letezik</text:p>
          </table:table-cell>
          <table:table-cell table:style-name="ce2" office:value-type="string" calcext:value-type="string">
            <text:p>A megadott irányítószám nem létezik, kérjük javítsa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hirlevel_szeretnek</text:p>
          </table:table-cell>
          <table:table-cell table:style-name="ce2" office:value-type="string" calcext:value-type="string">
            <text:p>Szeretnék értesülni a promóciókról, ajánlatokról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idom</text:p>
          </table:table-cell>
          <table:table-cell table:style-name="ce2" office:value-type="string" calcext:value-type="string">
            <text:p>idom</text:p>
          </table:table-cell>
          <table:table-cell table:style-name="ce2" office:value-type="string" calcext:value-type="string">
            <text:p>Figur</text:p>
          </table:table-cell>
        </table:table-row>
        <table:table-row table:style-name="ro1">
          <table:table-cell table:style-name="ce1" office:value-type="string" calcext:value-type="string">
            <text:p>illusztracio</text:p>
          </table:table-cell>
          <table:table-cell table:style-name="ce2" office:value-type="string" calcext:value-type="string">
            <text:p>Illusztráció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iranyitoszam</text:p>
          </table:table-cell>
          <table:table-cell table:style-name="ce2" office:value-type="string" calcext:value-type="string">
            <text:p>Irányítószám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irta</text:p>
          </table:table-cell>
          <table:table-cell table:style-name="ce2" office:value-type="string" calcext:value-type="string">
            <text:p>írta</text:p>
          </table:table-cell>
          <table:table-cell table:style-name="ce4"/>
        </table:table-row>
        <table:table-row table:style-name="ro2">
          <table:table-cell table:style-name="ce1" office:value-type="string" calcext:value-type="string">
            <text:p>kapcsolat_elerhetosegek</text:p>
          </table:table-cell>
          <table:table-cell table:style-name="ce2" office:value-type="string" calcext:value-type="string">
            <text:p>&lt;h3&gt;SZATUNA Kft&lt;/h3&gt;&lt;p&gt;&lt;b&gt;Cím:&lt;/b&gt; 8184 Fűzfőgyártelep, Szállás u. 11/a&lt;/p&gt;&lt;p&gt;&lt;b&gt;Nyitvatartás:&lt;/b&gt; Hétköznaponként reggel 6 órától délután 2 óráig.&lt;/p&gt;</text:p>
          </table:table-cell>
          <table:table-cell table:style-name="ce2" office:value-type="string" calcext:value-type="string">
            <text:p>&lt;p&gt;Szatuna GMBH&lt;/p&gt;&lt;p&gt;8184 F&amp;#369;zf&amp;#337;gyártelep, Szállás str.11.&lt;/p&gt;&lt;p&gt;Tel.: 88/451-249, 451-648&lt;br /&gt;Fax: 88/597-130&lt;br /&gt;E-mail: &lt;a href="mailto:legterelo@szatuna.hu"&gt;legterelo@szatuna.hu&lt;/a&gt;&lt;/p&gt;</text:p>
          </table:table-cell>
        </table:table-row>
        <table:table-row table:style-name="ro1">
          <table:table-cell table:style-name="ce1" office:value-type="string" calcext:value-type="string">
            <text:p>kapcsolat_elerhetosegek_irjon</text:p>
          </table:table-cell>
          <table:table-cell table:style-name="ce2" office:value-type="string" calcext:value-type="string">
            <text:p>Kérjük, lépjen velünk kapcsolatba! Írja meg véleményét és észrevételeit, tegye fel kérdéseit!</text:p>
          </table:table-cell>
          <table:table-cell table:style-name="ce2" office:value-type="string" calcext:value-type="string">
            <text:p>Bitte schicken Sie uns eine E-mail!</text:p>
          </table:table-cell>
        </table:table-row>
        <table:table-row table:style-name="ro1">
          <table:table-cell table:style-name="ce1" office:value-type="string" calcext:value-type="string">
            <text:p>karbantartas_cim</text:p>
          </table:table-cell>
          <table:table-cell table:style-name="ce2" office:value-type="string" calcext:value-type="string">
            <text:p>Karbantartás</text:p>
          </table:table-cell>
          <table:table-cell table:style-name="ce2" office:value-type="string" calcext:value-type="string">
            <text:p>Erhaltung</text:p>
          </table:table-cell>
        </table:table-row>
        <table:table-row table:style-name="ro1">
          <table:table-cell table:style-name="ce1" office:value-type="string" calcext:value-type="string">
            <text:p>karbantartas_szoveg</text:p>
          </table:table-cell>
          <table:table-cell table:style-name="ce2" office:value-type="string" calcext:value-type="string">
            <text:p>A honlap átmenetileg nem elérhető karbantartás miatt. Köszönjük türelmét!</text:p>
          </table:table-cell>
          <table:table-cell table:style-name="ce2" office:value-type="string" calcext:value-type="string">
            <text:p>Die Seite ist zur Zeit nicht erreichbar. Danke für Ihr Geduld!</text:p>
          </table:table-cell>
        </table:table-row>
        <table:table-row table:style-name="ro2">
          <table:table-cell table:style-name="ce1" office:value-type="string" calcext:value-type="string">
            <text:p>kartyas_fizetes_hiba</text:p>
          </table:table-cell>
          <table:table-cell table:style-name="ce2" office:value-type="string" calcext:value-type="string">
            <text:p>FIGYELEM! A bankkártyás tranzakció során hiba lépett fel, kártyaterhelés nem történt, rendelése sikertelen! Kérjük ismételje meg a vásárlást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artyas_fizetes_szolgaltatoja</text:p>
          </table:table-cell>
          <table:table-cell table:style-name="ce2" office:value-type="string" calcext:value-type="string">
            <text:p>Kártyás fizetés szolgáltatója</text:p>
          </table:table-cell>
          <table:table-cell table:style-name="ce4"/>
        </table:table-row>
        <table:table-row table:style-name="ro2">
          <table:table-cell table:style-name="ce1" office:value-type="string" calcext:value-type="string">
            <text:p>kartyas_fizetes_tovabbi_informacio</text:p>
          </table:table-cell>
          <table:table-cell table:style-name="ce2" office:value-type="string" calcext:value-type="string">
            <text:p>Amennyiben a bankkártyás tranzakcióval kapcsolatban kérdése vagy észrevétele van, az alábbi elérhetőségeken állunk a rendelkezésére: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ep</text:p>
          </table:table-cell>
          <table:table-cell table:style-name="ce2" office:value-type="string" calcext:value-type="string">
            <text:p>kép</text:p>
          </table:table-cell>
          <table:table-cell table:style-name="ce2" office:value-type="string" calcext:value-type="string">
            <text:p>Bild</text:p>
          </table:table-cell>
        </table:table-row>
        <table:table-row table:style-name="ro1">
          <table:table-cell table:style-name="ce1" office:value-type="string" calcext:value-type="string">
            <text:p>kerdezz_felelek</text:p>
          </table:table-cell>
          <table:table-cell table:style-name="ce2" office:value-type="string" calcext:value-type="string">
            <text:p>Kérdezz! Felelek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eres</text:p>
          </table:table-cell>
          <table:table-cell table:style-name="ce2" office:value-type="string" calcext:value-type="string">
            <text:p>Keresés</text:p>
          </table:table-cell>
          <table:table-cell table:style-name="ce2" office:value-type="string" calcext:value-type="string">
            <text:p>Suche</text:p>
          </table:table-cell>
        </table:table-row>
        <table:table-row table:style-name="ro1">
          <table:table-cell table:style-name="ce1" office:value-type="string" calcext:value-type="string">
            <text:p>keresot_mutat</text:p>
          </table:table-cell>
          <table:table-cell table:style-name="ce2" office:value-type="string" calcext:value-type="string">
            <text:p>Kereső megjelenítése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eszletertesito_add_meg_cimed</text:p>
          </table:table-cell>
          <table:table-cell table:style-name="ce2" office:value-type="string" calcext:value-type="string">
            <text:p>Kérjük add meg az e-mail címedet és rendszerünk értesít ha a termék raktárba került és rendelhető!</text:p>
          </table:table-cell>
          <table:table-cell table:style-name="ce4"/>
        </table:table-row>
        <table:table-row table:style-name="ro4">
          <table:table-cell table:style-name="ce1" office:value-type="string" calcext:value-type="string">
            <text:p>keszletertesito_email_sablon</text:p>
          </table:table-cell>
          <table:table-cell table:style-name="ce2" office:value-type="string" calcext:value-type="string">
            <text:p>&lt;p&gt;Kedves Érdeklődő!&lt;/p&gt;&lt;p&gt;Köszönjük a türelmedet. Értesítünk, hogy a(z) [termeknev] már készleten van és a következő linkre kattintva meg tudod rendelni:&lt;br /&gt;&lt;a href="[link]"&gt;[link]&lt;/a&gt;&lt;/p&gt;&lt;p&gt;Ezt az e-mailt azért kaptad, mert [datum] [ido] időpontban feliratkoztál a(z) [termekkod] kódú légterelő készlet értesítőjére. Ez egy egyszeri értesítés, ezt az e-mailt nem fogod újból megkapni.&lt;/p&gt;&lt;p&gt;Bízunk benne, hogy termékünkkel elégedett leszel!&lt;/p&gt;&lt;p&gt;Üdvözlettel:&lt;br&gt;szatuna.hu ügyfélszolgálat&lt;/p&gt;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eszletertesito_ertesitest_kerek</text:p>
          </table:table-cell>
          <table:table-cell table:style-name="ce2" office:value-type="string" calcext:value-type="string">
            <text:p>Értesítést kérek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eszletertesito_korabban_feliratkoztal</text:p>
          </table:table-cell>
          <table:table-cell table:style-name="ce2" office:value-type="string" calcext:value-type="string">
            <text:p>Korábban már feliratkoztál a(z) [kod] kódú légterelő értesítőjére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eszletertesito_sikeres_feliratkozas</text:p>
          </table:table-cell>
          <table:table-cell table:style-name="ce2" office:value-type="string" calcext:value-type="string">
            <text:p>Sikeres feliratkozás, értesíteni fogunk, amikor a(z) [kod] kódú légterelőt szállítani tudjuk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od</text:p>
          </table:table-cell>
          <table:table-cell table:style-name="ce2" office:value-type="string" calcext:value-type="string">
            <text:p>kód</text:p>
          </table:table-cell>
          <table:table-cell table:style-name="ce2" office:value-type="string" calcext:value-type="string">
            <text:p>Code</text:p>
          </table:table-cell>
        </table:table-row>
        <table:table-row table:style-name="ro1">
          <table:table-cell table:style-name="ce1" office:value-type="string" calcext:value-type="string">
            <text:p>kodszam</text:p>
          </table:table-cell>
          <table:table-cell table:style-name="ce2" office:value-type="string" calcext:value-type="string">
            <text:p>kódszám</text:p>
          </table:table-cell>
          <table:table-cell table:style-name="ce2" office:value-type="string" calcext:value-type="string">
            <text:p>Codenummer</text:p>
          </table:table-cell>
        </table:table-row>
        <table:table-row table:style-name="ro1">
          <table:table-cell table:style-name="ce1" office:value-type="string" calcext:value-type="string">
            <text:p>kombi_igen</text:p>
          </table:table-cell>
          <table:table-cell table:style-name="ce2" office:value-type="string" calcext:value-type="string">
            <text:p>kombira jó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ombi_is</text:p>
          </table:table-cell>
          <table:table-cell table:style-name="ce2" office:value-type="string" calcext:value-type="string">
            <text:p>kombira is jó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ombi_nem</text:p>
          </table:table-cell>
          <table:table-cell table:style-name="ce2" office:value-type="string" calcext:value-type="string">
            <text:p>kombira nem jó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osar</text:p>
          </table:table-cell>
          <table:table-cell table:style-name="ce2" office:value-type="string" calcext:value-type="string">
            <text:p>Kosár</text:p>
          </table:table-cell>
          <table:table-cell table:style-name="ce2" office:value-type="string" calcext:value-type="string">
            <text:p>Der Inhalt des Korbs</text:p>
          </table:table-cell>
        </table:table-row>
        <table:table-row table:style-name="ro1">
          <table:table-cell table:style-name="ce1" office:value-type="string" calcext:value-type="string">
            <text:p>kosar_ures</text:p>
          </table:table-cell>
          <table:table-cell table:style-name="ce2" office:value-type="string" calcext:value-type="string">
            <text:p>Az Ön kosara üres</text:p>
          </table:table-cell>
          <table:table-cell table:style-name="ce2" office:value-type="string" calcext:value-type="string">
            <text:p>Ihrer Korb ist leer!</text:p>
          </table:table-cell>
        </table:table-row>
        <table:table-row table:style-name="ro1">
          <table:table-cell table:style-name="ce1" office:value-type="string" calcext:value-type="string">
            <text:p>kosar_van</text:p>
          </table:table-cell>
          <table:table-cell table:style-name="ce2" office:value-type="string" calcext:value-type="string">
            <text:p>A kosár tartalma</text:p>
          </table:table-cell>
          <table:table-cell table:style-name="ce2" office:value-type="string" calcext:value-type="string">
            <text:p>Der Inhalt des Korbs</text:p>
          </table:table-cell>
        </table:table-row>
        <table:table-row table:style-name="ro1">
          <table:table-cell table:style-name="ce1" office:value-type="string" calcext:value-type="string">
            <text:p>kosarba</text:p>
          </table:table-cell>
          <table:table-cell table:style-name="ce2" office:value-type="string" calcext:value-type="string">
            <text:p>Kosárba teszem!</text:p>
          </table:table-cell>
          <table:table-cell table:style-name="ce2" office:value-type="string" calcext:value-type="string">
            <text:p>In den Korb!</text:p>
          </table:table-cell>
        </table:table-row>
        <table:table-row table:style-name="ro1">
          <table:table-cell table:style-name="ce1" office:value-type="string" calcext:value-type="string">
            <text:p>koszi</text:p>
          </table:table-cell>
          <table:table-cell table:style-name="ce2" office:value-type="string" calcext:value-type="string">
            <text:p>Köszönjük megrendelését!</text:p>
          </table:table-cell>
          <table:table-cell table:style-name="ce2" office:value-type="string" calcext:value-type="string">
            <text:p>Danke für die Bestellung!</text:p>
          </table:table-cell>
        </table:table-row>
        <table:table-row table:style-name="ro1">
          <table:table-cell table:style-name="ce1" office:value-type="string" calcext:value-type="string">
            <text:p>kozterulet</text:p>
          </table:table-cell>
          <table:table-cell table:style-name="ce2" office:value-type="string" calcext:value-type="string">
            <text:p>Közterület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ponkod</text:p>
          </table:table-cell>
          <table:table-cell table:style-name="ce2" office:value-type="string" calcext:value-type="string">
            <text:p>Kuponkód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ponkod_hiba</text:p>
          </table:table-cell>
          <table:table-cell table:style-name="ce2" office:value-type="string" calcext:value-type="string">
            <text:p>A megadott kuponkód hibás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ponkod_kedvezmeny</text:p>
          </table:table-cell>
          <table:table-cell table:style-name="ce2" office:value-type="string" calcext:value-type="string">
            <text:p>Felhasznált kupon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ponkod_kedvezmeny_kedvezmeny</text:p>
          </table:table-cell>
          <table:table-cell table:style-name="ce2" office:value-type="string" calcext:value-type="string">
            <text:p>kedvezmény a termékek árából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ponkod_kedvezmeny_szallitas</text:p>
          </table:table-cell>
          <table:table-cell table:style-name="ce2" office:value-type="string" calcext:value-type="string">
            <text:p>kedvezmény a szállítási díjból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ponsugo</text:p>
          </table:table-cell>
          <table:table-cell table:style-name="ce2" office:value-type="string" calcext:value-type="string">
            <text:p>Ha rendelkezik kedvezményre jogosító kuponkóddal, kérjük adja meg itt,&lt;br /&gt;majd nyomja meg az OK gombot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egalabb_egyet</text:p>
          </table:table-cell>
          <table:table-cell table:style-name="ce2" office:value-type="string" calcext:value-type="string">
            <text:p>A rendelt mennyiség nem lehet kisebb egynél!</text:p>
          </table:table-cell>
          <table:table-cell table:style-name="ce2" office:value-type="string" calcext:value-type="string">
            <text:p>Die Bestellung kann nicht weniger als 1 sein!</text:p>
          </table:table-cell>
        </table:table-row>
        <table:table-row table:style-name="ro1">
          <table:table-cell table:style-name="ce1" office:value-type="string" calcext:value-type="string">
            <text:p>legnepszerubbLegterelok</text:p>
          </table:table-cell>
          <table:table-cell table:style-name="ce2" office:value-type="string" calcext:value-type="string">
            <text:p>Legnépszerűbb légterelők</text:p>
          </table:table-cell>
          <table:table-cell table:style-name="ce2" office:value-type="string" calcext:value-type="string">
            <text:p>Die populéresten Windabweiser</text:p>
          </table:table-cell>
        </table:table-row>
        <table:table-row table:style-name="ro1">
          <table:table-cell table:style-name="ce1" office:value-type="string" calcext:value-type="string">
            <text:p>legterelo</text:p>
          </table:table-cell>
          <table:table-cell table:style-name="ce2" office:value-type="string" calcext:value-type="string">
            <text:p>légterelő</text:p>
          </table:table-cell>
          <table:table-cell table:style-name="ce2" office:value-type="string" calcext:value-type="string">
            <text:p>Spoiler</text:p>
          </table:table-cell>
        </table:table-row>
        <table:table-row table:style-name="ro1">
          <table:table-cell table:style-name="ce1" office:value-type="string" calcext:value-type="string">
            <text:p>legterelo_ajtok</text:p>
          </table:table-cell>
          <table:table-cell table:style-name="ce2" office:value-type="string" calcext:value-type="string">
            <text:p>ajtók száma</text:p>
          </table:table-cell>
          <table:table-cell table:style-name="ce2" office:value-type="string" calcext:value-type="string">
            <text:p>Anzahl der Türen</text:p>
          </table:table-cell>
        </table:table-row>
        <table:table-row table:style-name="ro1">
          <table:table-cell table:style-name="ce1" office:value-type="string" calcext:value-type="string">
            <text:p>legterelo_minoseg</text:p>
          </table:table-cell>
          <table:table-cell table:style-name="ce2" office:value-type="string" calcext:value-type="string">
            <text:p>TÜV NORD Tanusítvány száma: 7600/085/2005; Kermi Quality Control E-2004/000790-1</text:p>
          </table:table-cell>
          <table:table-cell table:style-name="ce2" office:value-type="string" calcext:value-type="string">
            <text:p>TÜV NORD Die nummer des Zertifikats: 7600/085/2005; Kermi Qality Control E-2004/000790-1</text:p>
          </table:table-cell>
        </table:table-row>
        <table:table-row table:style-name="ro1">
          <table:table-cell table:style-name="ce1" office:value-type="string" calcext:value-type="string">
            <text:p>legterelo_par</text:p>
          </table:table-cell>
          <table:table-cell table:style-name="ce2" office:value-type="string" calcext:value-type="string">
            <text:p>légterelő pár első ablakra, 2db</text:p>
          </table:table-cell>
          <table:table-cell table:style-name="ce2" office:value-type="string" calcext:value-type="string">
            <text:p>Windabweiserpaar für Frontscheiben, 2 Stück</text:p>
          </table:table-cell>
        </table:table-row>
        <table:table-row table:style-name="ro1">
          <table:table-cell table:style-name="ce1" office:value-type="string" calcext:value-type="string">
            <text:p>legterelo_par_hatso</text:p>
          </table:table-cell>
          <table:table-cell table:style-name="ce2" office:value-type="string" calcext:value-type="string">
            <text:p>légterelő pár hátsó ablakra, 2db</text:p>
          </table:table-cell>
          <table:table-cell table:style-name="ce2" office:value-type="string" calcext:value-type="string">
            <text:p>Windabweiserpaar für Heckscheiben, 2 Stück</text:p>
          </table:table-cell>
        </table:table-row>
        <table:table-row table:style-name="ro1">
          <table:table-cell table:style-name="ce1" office:value-type="string" calcext:value-type="string">
            <text:p>legterelo_szett</text:p>
          </table:table-cell>
          <table:table-cell table:style-name="ce2" office:value-type="string" calcext:value-type="string">
            <text:p>légterelő szett első + hátsó ablakra, 4db</text:p>
          </table:table-cell>
          <table:table-cell table:style-name="ce2" office:value-type="string" calcext:value-type="string">
            <text:p>Windabweiser-Set für Front- und Heckscheiben, 4 Stück</text:p>
          </table:table-cell>
        </table:table-row>
        <table:table-row table:style-name="ro5">
          <table:table-cell table:style-name="ce1" office:value-type="string" calcext:value-type="string">
            <text:p>legterelo_szlogen</text:p>
          </table:table-cell>
          <table:table-cell table:style-name="ce2" office:value-type="string" calcext:value-type="string">
            <text:p>&lt;h1 style="text-align: center; margin-bottom: 1em;"&gt;Hasznos kiegészítő minden autótulajdonosnak!&lt;/h1&gt;&lt;h3 style="text-align: center; margin-bottom: 1em;"&gt;5 + 1 ok, amiért érdemes a&lt;br /&gt;Szatuna légterelőt választania:&lt;/h3&gt;&lt;ul class="elonyok"&gt;&lt;li&gt;Az ablakok párásodása gyorsan megszűntethető.&lt;/li&gt;&lt;li&gt;Nincs huzat és menetszél lehúzott ablaknál sem.&lt;/li&gt;&lt;li&gt;Megóv a klíma használatának következményeitől.&lt;/li&gt;&lt;li&gt;5 perc alatt, otthon is felszerelhető.&lt;/li&gt;&lt;li&gt;3 az 1-ben garancia &lt;i class="fa fa-question-circle-o tooltip_ster" aria-hidden="true" data-tooltip-content="#ltsz_tt"&gt;&lt;/i&gt;&lt;/li&gt;&lt;li style="background: none; padding-left: 0;"&gt;&lt;b&gt;+1:&lt;/b&gt; 100%-ban magyar termék&lt;/li&gt;&lt;/ul&gt;&lt;span class="tooltip_template"&gt;&lt;span id="ltsz_tt"&gt;1. Termékeinkre egy hónapos visszavásárlási garanciát biztosítunk.&lt;br /&gt;2. Amennyiben a kiszállítás során a légterelő sérül - és erről jegyzőkönyv készül a futár jelenlétében -, úgy azt azonnal cseréljük egy ép darabra.&lt;br /&gt;3. Ha véletlenül nem a megfelelő típusra rendelte meg a terméket, jelezze nekünk és mi küldjük az adott típusra illeszkedő légterelőt.&lt;/span&gt;&lt;/span&gt;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egterelo_tipp_alcim1</text:p>
          </table:table-cell>
          <table:table-cell table:style-name="ce2" office:value-type="string" calcext:value-type="string">
            <text:p>Milyen előnyökkel jár a Szatuna légterelő használata?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egterelo_tipp_alcim2</text:p>
          </table:table-cell>
          <table:table-cell table:style-name="ce2" office:value-type="string" calcext:value-type="string">
            <text:p>Hogyan egészíti ki a klíma használatát a légterelő?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egterelo_tipp_alcim3</text:p>
          </table:table-cell>
          <table:table-cell table:style-name="ce2" office:value-type="string" calcext:value-type="string">
            <text:p>Fel tudom szerelni otthon?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egterelo_tipp_alcim4</text:p>
          </table:table-cell>
          <table:table-cell table:style-name="ce2" office:value-type="string" calcext:value-type="string">
            <text:p>Mit jelent a 3 az 1-ben garanciánk?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egterelo_tipp_alcim5</text:p>
          </table:table-cell>
          <table:table-cell table:style-name="ce2" office:value-type="string" calcext:value-type="string">
            <text:p>Miért füstszínű a légterelő?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egterelo_tipp_cim1</text:p>
          </table:table-cell>
          <table:table-cell table:style-name="ce2" office:value-type="string" calcext:value-type="string">
            <text:p>Miért használjak légterelőt?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egterelo_tipp_cim2</text:p>
          </table:table-cell>
          <table:table-cell table:style-name="ce2" office:value-type="string" calcext:value-type="string">
            <text:p>Hogyan egészíti ki a klíma használatát a légterelő?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egterelo_tipp_cim3</text:p>
          </table:table-cell>
          <table:table-cell table:style-name="ce2" office:value-type="string" calcext:value-type="string">
            <text:p>Otthoni felszerelés 5 perc alatt?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egterelo_tipp_cim4</text:p>
          </table:table-cell>
          <table:table-cell table:style-name="ce2" office:value-type="string" calcext:value-type="string">
            <text:p>Mit jelent a 3 az 1-ben garanciánk?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egterelo_tipp_cim5</text:p>
          </table:table-cell>
          <table:table-cell table:style-name="ce2" office:value-type="string" calcext:value-type="string">
            <text:p>Miért füstszínű a légterelő?</text:p>
          </table:table-cell>
          <table:table-cell table:style-name="ce4"/>
        </table:table-row>
        <table:table-row table:style-name="ro6">
          <table:table-cell table:style-name="ce1" office:value-type="string" calcext:value-type="string">
            <text:p>legterelo_tipp1</text:p>
          </table:table-cell>
          <table:table-cell table:style-name="ce2" office:value-type="string" calcext:value-type="string">
            <text:p>&lt;p&gt;&lt;strong&gt;A Szatuna légterelő használatával a bevágódó menetszél megszűnik és friss levegő jut autója utasterébe.&lt;/strong&gt;&lt;br /&gt;&lt;br /&gt;&lt;strong&gt; Megszűri az oldalirányú zavaró napsütést.&lt;/strong&gt;&lt;br /&gt; Érezte már milyen vakon vezetni az erős napsütés miatt? Megtesz mindent, hogy minél kevesebbszer kelljen ezt átélni?&lt;br /&gt; &lt;strong&gt;Tipp:&lt;/strong&gt; Sötét füstszínű Szatuna légterelőink megszűrik az oldal irányból érkező napsugarakat!&lt;br /&gt; &lt;br /&gt;&lt;strong&gt; Esős, párás időben is friss levegőhöz juthat kocsijában.&lt;/strong&gt;&lt;br /&gt; Esik az eső, a kocsi bepárásodott, szinte már alig kap levegőt. Az ablakot mégsem meri lehúzni, mert Ön sem szereti, ha erős menetszél és eső csapódik az arcába.&lt;br /&gt; &lt;strong&gt;Tipp:&lt;/strong&gt; Szereljen fel Szatuna légterelőt és nyugodtan húzza le az ablakot!&lt;br /&gt; &lt;br /&gt;&lt;strong&gt; Meleg napokon a parkolóban hagyott kocsi szellőztethető.&lt;/strong&gt;&lt;br /&gt; Tikkasztó a hőség és természetesen már foglalt az összes parkolóhely ami a hűvösben van. Mire visszaér a kocsijához, az kazánként ontja magából a forróságot.&lt;br /&gt; &lt;strong&gt;Tipp:&lt;/strong&gt; Engedje le ablakát a légterelő alsó vonaláig had járjon a levegő a kocsiban parkolás közben.&lt;br /&gt; &lt;br /&gt;&lt;strong&gt; A dohányfüst a teljes ablak leengedése nélkül is azonnal távozik.&lt;/strong&gt;&lt;br /&gt; Nem tud lemondani a kocsiban való dohányzásról? Állandóan áll a füst az utastérben? Ne tegye ki utastársait a passzív dohányzás veszélyeinek.&lt;br /&gt;&lt;strong&gt; Tipp:&lt;/strong&gt; Ha Szatuna légterelőt használ akkor a füst az ablak teljes leengedése nélkül is azonnal távozik kocsijából.&lt;/p&gt;</text:p>
          </table:table-cell>
          <table:table-cell table:style-name="ce4"/>
        </table:table-row>
        <table:table-row table:style-name="ro7">
          <table:table-cell table:style-name="ce1" office:value-type="string" calcext:value-type="string">
            <text:p>legterelo_tipp2</text:p>
          </table:table-cell>
          <table:table-cell table:style-name="ce2" office:value-type="string" calcext:value-type="string">
            <text:p>&lt;p&gt;&lt;strong&gt;Kímélje egészségét!&lt;/strong&gt;&lt;/p&gt;&lt;p&gt;Napjainkban a legtöbb autó klímával felszerelten gurul le a gyártó sorról, azonban sokan nagyon érzékenyek a használatára és könnyen megfáznak tőle valamint felerősíti az allergiás reakciókat.&lt;/p&gt;&lt;p&gt;&lt;strong&gt;Tipp:&lt;/strong&gt; A klíma bekapcsolása helyett, szereljen fel Szatuna légterelőt és szellőztesse az utasteret a megfázás veszélye nélkül friss levegővel.&lt;/p&gt;&lt;p&gt;&lt;strong&gt;Kímélje autóját és pénztárcáját!&lt;/strong&gt;&lt;/p&gt;&lt;p&gt;A klíma működtetése plusz fenntartási költségekkel is jár mint pl.: klíma tisztítás és a használatából eredő magasabb üzemanyag fogyasztás.&lt;/p&gt;&lt;p&gt;&lt;strong&gt;Tipp:&lt;/strong&gt; Vásároljon Szatuna légterelőt és élvezze előnyeit plusz költségek nélkül hosszú évekig.&lt;/p&gt;</text:p>
          </table:table-cell>
          <table:table-cell table:style-name="ce4"/>
        </table:table-row>
        <table:table-row table:style-name="ro8">
          <table:table-cell table:style-name="ce1" office:value-type="string" calcext:value-type="string">
            <text:p>legterelo_tipp3</text:p>
          </table:table-cell>
          <table:table-cell table:style-name="ce2" office:value-type="string" calcext:value-type="string">
            <text:p>&lt;p&gt;A légterelő az ablakkeret gumitömítésébe szerelhető fel, nem kell ragasztani. Minden termék mellé típus azonos, képpel és szöveggel ellátott felszerelési utasítást és a felszereléshez szükséges elemeket, úgynevezett U profilokat mellékelünk. A felszerelés ezek segítségével házilag megoldható 5 perc alatt. A légterelő bármikor levehető és újra felszerelhető, nem hagy sérülést az ablakkeret gumitömítésében.&lt;/p&gt;&lt;p&gt;A felszerelésről készített videónk:&lt;/p&gt;&lt;div class="flex-video"&gt;&lt;iframe width="480" height="360" src="//www.youtube-nocookie.com/embed/G8548R795z4?rel=0" frameborder="0" style="margin: 10px auto;"&gt;&lt;/iframe&gt;&lt;/div&gt;&lt;p&gt;&lt;b&gt;Vannak olyan típusok, ahol nincs szükség U profilokra a légterelő felszereléséhez, ezért azt nem is mellékelünk hozzá. Kérjük minden esetben olvassa el a légterelő mellé csatolt szöveges és ábrás felszerelési utasítást!&lt;/b&gt;&lt;/p&gt;</text:p>
          </table:table-cell>
          <table:table-cell table:style-name="ce4"/>
        </table:table-row>
        <table:table-row table:style-name="ro7">
          <table:table-cell table:style-name="ce1" office:value-type="string" calcext:value-type="string">
            <text:p>legterelo_tipp4</text:p>
          </table:table-cell>
          <table:table-cell table:style-name="ce2" office:value-type="string" calcext:value-type="string">
            <text:p>&lt;h3&gt;Az ön bizalma és a mi tapasztalatunk mindenre garancia&lt;/h3&gt;&lt;ol&gt;&lt;li&gt;&lt;strong&gt;Elégedettségi garancia:&lt;/strong&gt;&lt;br /&gt;Termékeinkre egy hónapos visszavásárlási garanciát biztosítunk.&lt;br /&gt;Amennyiben nem elégedett a légterelővel, úgy azt kérdés nélkül visszavásároljuk Öntől.&lt;/li&gt;&lt;li&gt;&lt;strong&gt;Szállítási garancia:&lt;/strong&gt;&lt;br /&gt;Amennyiben a kiszállítás során a légterelő sérül, úgy azt azonnal cseréljük egy ép darabra.&lt;/li&gt;&lt;li&gt;&lt;strong&gt;Téves rendelés garancia:&lt;/strong&gt;&lt;br /&gt;Ha véletlenül nem a megfelelő típusra rendelte meg a terméket, jelezze nekünk és mi küldjük az adott típusra illeszkedő légterelőt bruttó 1990 Ft-os csomagcsere díj ellenében.&lt;/p&gt;&lt;p&gt;&lt;br /&gt;&lt;/p&gt;&lt;p&gt;Garanciát kizárólag az értékesített termék áráig vállalunk.&lt;/li&gt;&lt;/ol&gt;</text:p>
          </table:table-cell>
          <table:table-cell table:style-name="ce4"/>
        </table:table-row>
        <table:table-row table:style-name="ro9">
          <table:table-cell table:style-name="ce1" office:value-type="string" calcext:value-type="string">
            <text:p>legterelo_tipp5</text:p>
          </table:table-cell>
          <table:table-cell table:style-name="ce2" office:value-type="string" calcext:value-type="string">
            <text:p>&lt;p&gt;A termék kifejlesztésekor a vevői vélemények alapján döntöttünk az ismert szín mellett. Ez az árnyalat illeszkedik minden autóhoz és segít megszűrni az oldalirányú napsütést. Átláthatósága olyan, mintha egy napszemüvegen nézne keresztül a vezető. Más színben nem gyártunk légterelőt.&lt;/p&gt;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egterelo_webaruhaz</text:p>
          </table:table-cell>
          <table:table-cell table:style-name="ce2" office:value-type="string" calcext:value-type="string">
            <text:p>Légterelő webáruház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etoltes</text:p>
          </table:table-cell>
          <table:table-cell table:style-name="ce2" office:value-type="string" calcext:value-type="string">
            <text:p>Letölthető terméklista</text:p>
          </table:table-cell>
          <table:table-cell table:style-name="ce2" office:value-type="string" calcext:value-type="string">
            <text:p>Katalog unterladen</text:p>
          </table:table-cell>
        </table:table-row>
        <table:table-row table:style-name="ro1">
          <table:table-cell table:style-name="ce1" office:value-type="string" calcext:value-type="string">
            <text:p>megertettem_elfogadom</text:p>
          </table:table-cell>
          <table:table-cell table:style-name="ce2" office:value-type="string" calcext:value-type="string">
            <text:p>Megértettem és elfogadom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megismetlem_tranzakciot</text:p>
          </table:table-cell>
          <table:table-cell table:style-name="ce2" office:value-type="string" calcext:value-type="string">
            <text:p>Megismétlem a tranzakciót</text:p>
          </table:table-cell>
          <table:table-cell table:style-name="ce4"/>
        </table:table-row>
        <table:table-row table:style-name="ro9">
          <table:table-cell table:style-name="ce1" office:value-type="string" calcext:value-type="string">
            <text:p>megrendeles_kerdes</text:p>
          </table:table-cell>
          <table:table-cell table:style-name="ce2" office:value-type="string" calcext:value-type="string">
            <text:p>Amennyiben a rendelésével kapcsolatban kérdése merül fel, keresse bizalommal ügyfélszoláglatunkat:&lt;ul&gt;&lt;li&gt;Telefon: 30/219-0791 (hétfőtől-péntekig 06:00 és 14:00 között)&lt;/li&gt;&lt;li&gt;E-mail: &lt;a href="mailto:info@szatuna.hu"&gt;info@szatuna.hu&lt;/a&gt;&lt;/li&gt;&lt;/ul&gt;</text:p>
          </table:table-cell>
          <table:table-cell table:style-name="ce4"/>
        </table:table-row>
        <table:table-row table:style-name="ro2">
          <table:table-cell table:style-name="ce1" office:value-type="string" calcext:value-type="string">
            <text:p>megrendeles_sikertelen</text:p>
          </table:table-cell>
          <table:table-cell table:style-name="ce2" office:value-type="string" calcext:value-type="string">
            <text:p>A bankkártyás tranzakció meghiúsult, kártyaterhelés nem történt, megrendelése még nem zárult le! Kérjük ismételje meg a tranzakciót vagy módosítsa a kosár tartalmát vagy a személyes adatait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megrendelt_termekek</text:p>
          </table:table-cell>
          <table:table-cell table:style-name="ce2" office:value-type="string" calcext:value-type="string">
            <text:p>Megrendelt termékek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mennyiseg</text:p>
          </table:table-cell>
          <table:table-cell table:style-name="ce2" office:value-type="string" calcext:value-type="string">
            <text:p>mennyiség</text:p>
          </table:table-cell>
          <table:table-cell table:style-name="ce2" office:value-type="string" calcext:value-type="string">
            <text:p>Quantität</text:p>
          </table:table-cell>
        </table:table-row>
        <table:table-row table:style-name="ro1">
          <table:table-cell table:style-name="ce1" office:value-type="string" calcext:value-type="string">
            <text:p>mennyiseg_csokkent</text:p>
          </table:table-cell>
          <table:table-cell table:style-name="ce2" office:value-type="string" calcext:value-type="string">
            <text:p>mennyiség csökkentése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mennyiseg_novel</text:p>
          </table:table-cell>
          <table:table-cell table:style-name="ce2" office:value-type="string" calcext:value-type="string">
            <text:p>mennyiség növelése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meret</text:p>
          </table:table-cell>
          <table:table-cell table:style-name="ce2" office:value-type="string" calcext:value-type="string">
            <text:p>méret</text:p>
          </table:table-cell>
          <table:table-cell table:style-name="ce2" office:value-type="string" calcext:value-type="string">
            <text:p>Größe</text:p>
          </table:table-cell>
        </table:table-row>
        <table:table-row table:style-name="ro1">
          <table:table-cell table:style-name="ce1" office:value-type="string" calcext:value-type="string">
            <text:p>minden_jog_fenntartva</text:p>
          </table:table-cell>
          <table:table-cell table:style-name="ce2" office:value-type="string" calcext:value-type="string">
            <text:p>Minden jog fenntartva!</text:p>
          </table:table-cell>
          <table:table-cell table:style-name="ce2" office:value-type="string" calcext:value-type="string">
            <text:p>Alle Rechte vorbehalten!</text:p>
          </table:table-cell>
        </table:table-row>
        <table:table-row table:style-name="ro1">
          <table:table-cell table:style-name="ce1" office:value-type="string" calcext:value-type="string">
            <text:p>mire_jo_1_cim</text:p>
          </table:table-cell>
          <table:table-cell table:style-name="ce2" office:value-type="string" calcext:value-type="string">
            <text:p>Könnyen bepárásodnak az autód ablakai?</text:p>
          </table:table-cell>
          <table:table-cell table:style-name="ce4"/>
        </table:table-row>
        <table:table-row table:style-name="ro9">
          <table:table-cell table:style-name="ce1" office:value-type="string" calcext:value-type="string">
            <text:p>mire_jo_1_szoveg</text:p>
          </table:table-cell>
          <table:table-cell table:style-name="ce2" office:value-type="string" calcext:value-type="string">
            <text:p>Vannak olyan autó típusok, amiknél a párásodás nagyon sok bosszúságot okoz.Ha a Te utazásaidat is tönkre teszi a párás üveg, de az elektronikát sem szeretnéd használni vagy talán nincs is az autóban, akkor szerelj fel Szatuna légterelőt.Engedd le az ablakot, hogy minél gyorsabban eltűnjön a pára, nem lesz huzat sem menetszél a légterelőnek köszönhetően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mire_jo_2_cim</text:p>
          </table:table-cell>
          <table:table-cell table:style-name="ce2" office:value-type="string" calcext:value-type="string">
            <text:p>Esős időben is friss levegőt szeretnél az utastérbe?</text:p>
          </table:table-cell>
          <table:table-cell table:style-name="ce4"/>
        </table:table-row>
        <table:table-row table:style-name="ro2">
          <table:table-cell table:style-name="ce1" office:value-type="string" calcext:value-type="string">
            <text:p>mire_jo_2_szoveg</text:p>
          </table:table-cell>
          <table:table-cell table:style-name="ce2" office:value-type="string" calcext:value-type="string">
            <text:p>Lehúzhatod az ablakot anélkül, hogy az esőcseppek behullanának. A Szatuna Classic légterelők átlagos szélessége 7-8 cm. Engedd le a légterelő alsó vonaláig az ablakot és élvezd a friss szellőzést, esőcseppek nélkül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mire_jo_3_cim</text:p>
          </table:table-cell>
          <table:table-cell table:style-name="ce2" office:value-type="string" calcext:value-type="string">
            <text:p>A klíma megbetegít, erősíti az allergiádat és még a fogyasztásodat is megdobja?</text:p>
          </table:table-cell>
          <table:table-cell table:style-name="ce4"/>
        </table:table-row>
        <table:table-row table:style-name="ro9">
          <table:table-cell table:style-name="ce1" office:value-type="string" calcext:value-type="string">
            <text:p>mire_jo_3_szoveg</text:p>
          </table:table-cell>
          <table:table-cell table:style-name="ce2" office:value-type="string" calcext:value-type="string">
            <text:p>Működtetése folyamatosan plusz fenntartási költségekkel is jár mint pl.: klíma tisztítás és magasabb üzemanyag fogyasztás. Szerelj fel Szatuna légterelőt és engedj be friss levegőt az utastérbe. A légterelő minden előnyét plusz költségek nélkül hosszú évekig is élvezheted. Megkíméled a pénztárcádat és az egészségedet is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mire_jo_4_cim</text:p>
          </table:table-cell>
          <table:table-cell table:style-name="ce2" office:value-type="string" calcext:value-type="string">
            <text:p>Nem tudsz lemondani a dohányzásról vezetés közben?</text:p>
          </table:table-cell>
          <table:table-cell table:style-name="ce4"/>
        </table:table-row>
        <table:table-row table:style-name="ro2">
          <table:table-cell table:style-name="ce1" office:value-type="string" calcext:value-type="string">
            <text:p>mire_jo_4_szoveg</text:p>
          </table:table-cell>
          <table:table-cell table:style-name="ce2" office:value-type="string" calcext:value-type="string">
            <text:p>Engedj be egy kis friss levegőt is! A Szatuna légterelővel gyorsan ki szellőztethetsz. Lehúzott ablak mellett sem kell aggódnod a menetszél és a huzat miatt. A cigi füst hamar távozik az utastérből, megóvod autód állapotát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mire_jo_5_cim</text:p>
          </table:table-cell>
          <table:table-cell table:style-name="ce2" office:value-type="string" calcext:value-type="string">
            <text:p>Aggódtál már utazás közben, hogy a gyermeked füle megfájdul a huzattól?</text:p>
          </table:table-cell>
          <table:table-cell table:style-name="ce4"/>
        </table:table-row>
        <table:table-row table:style-name="ro2">
          <table:table-cell table:style-name="ce1" office:value-type="string" calcext:value-type="string">
            <text:p>mire_jo_5_szoveg</text:p>
          </table:table-cell>
          <table:table-cell table:style-name="ce2" office:value-type="string" calcext:value-type="string">
            <text:p>Nem szereted bekapcsolni a klímát, ha vele utazol? Szerelj fel Szatuna légterelőt és óvd meg gyermekedet, utazhattok lehúzott ablakkal, menetszél és bevágódó esőcseppek nélkül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mire_jo_6_cim</text:p>
          </table:table-cell>
          <table:table-cell table:style-name="ce2" office:value-type="string" calcext:value-type="string">
            <text:p>Érezted már milyen vakon vezetni az erős napsütés miatt?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mire_jo_6_szoveg</text:p>
          </table:table-cell>
          <table:table-cell table:style-name="ce2" office:value-type="string" calcext:value-type="string">
            <text:p>A Szatuna légterelő megszűri az oldalirányú zavaró napsütést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mire_jo_7_cim</text:p>
          </table:table-cell>
          <table:table-cell table:style-name="ce2" office:value-type="string" calcext:value-type="string">
            <text:p>Meleg napokon a parkolóban hagyott kocsi szellőztethető.</text:p>
          </table:table-cell>
          <table:table-cell table:style-name="ce4"/>
        </table:table-row>
        <table:table-row table:style-name="ro9">
          <table:table-cell table:style-name="ce1" office:value-type="string" calcext:value-type="string">
            <text:p>mire_jo_7_szoveg</text:p>
          </table:table-cell>
          <table:table-cell table:style-name="ce2" office:value-type="string" calcext:value-type="string">
            <text:p>Tikkasztó a hőség és természetesen már foglalt az összes árnyékos parkolóhely. Mire visszaérsz a kocsidhoz, az kazánként ontja majd magából a forróságot. Engedd le az ablakot a légterelő alsó vonaláig had járjon a levegő a kocsiban parkolás közben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modositom_adataimat</text:p>
          </table:table-cell>
          <table:table-cell table:style-name="ce2" office:value-type="string" calcext:value-type="string">
            <text:p>Módosítom az adataimat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nem_robot</text:p>
          </table:table-cell>
          <table:table-cell table:style-name="ce2" office:value-type="string" calcext:value-type="string">
            <text:p>Kérjük igazolja, hogy Ön nem robot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nem_szam</text:p>
          </table:table-cell>
          <table:table-cell table:style-name="ce2" office:value-type="string" calcext:value-type="string">
            <text:p>Írjon be egy számot 1 és 99 között!</text:p>
          </table:table-cell>
          <table:table-cell table:style-name="ce2" office:value-type="string" calcext:value-type="string">
            <text:p>Schreiben Sie ein Zahl zwischen 1-99!</text:p>
          </table:table-cell>
        </table:table-row>
        <table:table-row table:style-name="ro1">
          <table:table-cell table:style-name="ce1" office:value-type="string" calcext:value-type="string">
            <text:p>nem_talalja_irjon</text:p>
          </table:table-cell>
          <table:table-cell table:style-name="ce2" office:value-type="string" calcext:value-type="string">
            <text:p>Nem találja a listában autóját? Írjon nekünk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nev</text:p>
          </table:table-cell>
          <table:table-cell table:style-name="ce2" office:value-type="string" calcext:value-type="string">
            <text:p>név</text:p>
          </table:table-cell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1" office:value-type="string" calcext:value-type="string">
            <text:p>nincs_talalat</text:p>
          </table:table-cell>
          <table:table-cell table:style-name="ce2" office:value-type="string" calcext:value-type="string">
            <text:p>Nincs találat!</text:p>
          </table:table-cell>
          <table:table-cell table:style-name="ce2" office:value-type="string" calcext:value-type="string">
            <text:p>Kein Treffer!</text:p>
          </table:table-cell>
        </table:table-row>
        <table:table-row table:style-name="ro1">
          <table:table-cell table:style-name="ce1" office:value-type="string" calcext:value-type="string">
            <text:p>oldal</text:p>
          </table:table-cell>
          <table:table-cell table:style-name="ce2" office:value-type="string" calcext:value-type="string">
            <text:p>oldal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orszag</text:p>
          </table:table-cell>
          <table:table-cell table:style-name="ce2" office:value-type="string" calcext:value-type="string">
            <text:p>Ország</text:p>
          </table:table-cell>
          <table:table-cell table:style-name="ce2" office:value-type="string" calcext:value-type="string">
            <text:p>Land</text:p>
          </table:table-cell>
        </table:table-row>
        <table:table-row table:style-name="ro1">
          <table:table-cell table:style-name="ce1" office:value-type="string" calcext:value-type="string">
            <text:p>osszar</text:p>
          </table:table-cell>
          <table:table-cell table:style-name="ce2" office:value-type="string" calcext:value-type="string">
            <text:p>Összesen</text:p>
          </table:table-cell>
          <table:table-cell table:style-name="ce2" office:value-type="string" calcext:value-type="string">
            <text:p>zusammen</text:p>
          </table:table-cell>
        </table:table-row>
        <table:table-row table:style-name="ro1">
          <table:table-cell table:style-name="ce1" office:value-type="string" calcext:value-type="string">
            <text:p>osszes</text:p>
          </table:table-cell>
          <table:table-cell table:style-name="ce2" office:value-type="string" calcext:value-type="string">
            <text:p>összes</text:p>
          </table:table-cell>
          <table:table-cell table:style-name="ce2" office:value-type="string" calcext:value-type="string">
            <text:p>alles</text:p>
          </table:table-cell>
        </table:table-row>
        <table:table-row table:style-name="ro1">
          <table:table-cell table:style-name="ce1" office:value-type="string" calcext:value-type="string">
            <text:p>par</text:p>
          </table:table-cell>
          <table:table-cell table:style-name="ce2" office:value-type="string" calcext:value-type="string">
            <text:p>pár</text:p>
          </table:table-cell>
          <table:table-cell table:style-name="ce2" office:value-type="string" calcext:value-type="string">
            <text:p>Paar</text:p>
          </table:table-cell>
        </table:table-row>
        <table:table-row table:style-name="ro1">
          <table:table-cell table:style-name="ce1" office:value-type="string" calcext:value-type="string">
            <text:p>parban</text:p>
          </table:table-cell>
          <table:table-cell table:style-name="ce2" office:value-type="string" calcext:value-type="string">
            <text:p>(párban)</text:p>
          </table:table-cell>
          <table:table-cell table:style-name="ce2" office:value-type="string" calcext:value-type="string">
            <text:p>in Paar</text:p>
          </table:table-cell>
        </table:table-row>
        <table:table-row table:style-name="ro1">
          <table:table-cell table:style-name="ce1" office:value-type="string" calcext:value-type="string">
            <text:p>parok</text:p>
          </table:table-cell>
          <table:table-cell table:style-name="ce2" office:value-type="string" calcext:value-type="string">
            <text:p>pár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partnerek</text:p>
          </table:table-cell>
          <table:table-cell table:style-name="ce2" office:value-type="string" calcext:value-type="string">
            <text:p>Külföldi partnereink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raktarinfo_gyartasalatt</text:p>
          </table:table-cell>
          <table:table-cell table:style-name="ce2" office:value-type="string" calcext:value-type="string">
            <text:p>Gyártás alatt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raktarinfo_gyartasalatt_megjegyzes</text:p>
          </table:table-cell>
          <table:table-cell table:style-name="ce2" office:value-type="string" calcext:value-type="string">
            <text:p>A termék gyártás alatt van, érdeklődjön a Kapcsolat oldalon keresztül a várható gyártási időről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raktarinfo_raktaron</text:p>
          </table:table-cell>
          <table:table-cell table:style-name="ce2" office:value-type="string" calcext:value-type="string">
            <text:p>Raktáron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raktarinfo_raktaron_megjegyzes</text:p>
          </table:table-cell>
          <table:table-cell table:style-name="ce2" office:value-type="string" calcext:value-type="string">
            <text:p>A rendelést követő 2. napon átadjuk a futárszolgálatnak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raktarinfo_rendelheto</text:p>
          </table:table-cell>
          <table:table-cell table:style-name="ce2" office:value-type="string" calcext:value-type="string">
            <text:p>Rendelhető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raktarinfo_rendelheto_megjegyzes</text:p>
          </table:table-cell>
          <table:table-cell table:style-name="ce2" office:value-type="string" calcext:value-type="string">
            <text:p>A terméket nem tartjuk raktárkészleten, igény esetén beszerezzük, ennek átfutási ideje 6-8 hét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raktarkeszlet</text:p>
          </table:table-cell>
          <table:table-cell table:style-name="ce2" office:value-type="string" calcext:value-type="string">
            <text:p>Raktárkészlet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rendel</text:p>
          </table:table-cell>
          <table:table-cell table:style-name="ce2" office:value-type="string" calcext:value-type="string">
            <text:p>Megrendelem</text:p>
          </table:table-cell>
          <table:table-cell table:style-name="ce2" office:value-type="string" calcext:value-type="string">
            <text:p>Bestellen</text:p>
          </table:table-cell>
        </table:table-row>
        <table:table-row table:style-name="ro2">
          <table:table-cell table:style-name="ce1" office:value-type="string" calcext:value-type="string">
            <text:p>rendel_kesz</text:p>
          </table:table-cell>
          <table:table-cell table:style-name="ce2" office:value-type="string" calcext:value-type="string">
            <text:p>Köszönjük megrendelését!&lt;br /&gt;A visszaigazolást e-mailben megküldtük Önnek. Amennyiben nem találja, kérjük ellenőrizze levelező rendszere Spam vagy Levélszemét mappáját is.</text:p>
          </table:table-cell>
          <table:table-cell table:style-name="ce2" office:value-type="string" calcext:value-type="string">
            <text:p>Die Bestellung ist zu Ende</text:p>
          </table:table-cell>
        </table:table-row>
        <table:table-row table:style-name="ro1">
          <table:table-cell table:style-name="ce1" office:value-type="string" calcext:value-type="string">
            <text:p>rendel_megnez</text:p>
          </table:table-cell>
          <table:table-cell table:style-name="ce2" office:value-type="string" calcext:value-type="string">
            <text:p>Rendelés véglegesítése</text:p>
          </table:table-cell>
          <table:table-cell table:style-name="ce2" office:value-type="string" calcext:value-type="string">
            <text:p>die Endgültigung der Bestellung</text:p>
          </table:table-cell>
        </table:table-row>
        <table:table-row table:style-name="ro1">
          <table:table-cell table:style-name="ce1" office:value-type="string" calcext:value-type="string">
            <text:p>rendeles</text:p>
          </table:table-cell>
          <table:table-cell table:style-name="ce2" office:value-type="string" calcext:value-type="string">
            <text:p>Megrendelés</text:p>
          </table:table-cell>
          <table:table-cell table:style-name="ce2" office:value-type="string" calcext:value-type="string">
            <text:p>Bestellen</text:p>
          </table:table-cell>
        </table:table-row>
        <table:table-row table:style-name="ro1">
          <table:table-cell table:style-name="ce1" office:value-type="string" calcext:value-type="string">
            <text:p>rendeles_azonosito</text:p>
          </table:table-cell>
          <table:table-cell table:style-name="ce2" office:value-type="string" calcext:value-type="string">
            <text:p>A rendelés azonosítószáma</text:p>
          </table:table-cell>
          <table:table-cell table:style-name="ce2" office:value-type="string" calcext:value-type="string">
            <text:p>Die Nummer der Bestellung: </text:p>
          </table:table-cell>
        </table:table-row>
        <table:table-row table:style-name="ro1">
          <table:table-cell table:style-name="ce1" office:value-type="string" calcext:value-type="string">
            <text:p>rendeles_visszaigazolas</text:p>
          </table:table-cell>
          <table:table-cell table:style-name="ce2" office:value-type="string" calcext:value-type="string">
            <text:p>Rendelés visszaigazolás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otet_fust_szin</text:p>
          </table:table-cell>
          <table:table-cell table:style-name="ce2" office:value-type="string" calcext:value-type="string">
            <text:p>sötét füstszín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uti_elfogad</text:p>
          </table:table-cell>
          <table:table-cell table:style-name="ce2" office:value-type="string" calcext:value-type="string">
            <text:p>Beleegyezem a marketingcélú sütik fogadásába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uti_elutasit</text:p>
          </table:table-cell>
          <table:table-cell table:style-name="ce2" office:value-type="string" calcext:value-type="string">
            <text:p>Nem kérek marketing sütiket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utibeallitasok</text:p>
          </table:table-cell>
          <table:table-cell table:style-name="ce2" office:value-type="string" calcext:value-type="string">
            <text:p>Sütibeállítások</text:p>
          </table:table-cell>
          <table:table-cell table:style-name="ce4"/>
        </table:table-row>
        <table:table-row table:style-name="ro10">
          <table:table-cell table:style-name="ce1" office:value-type="string" calcext:value-type="string">
            <text:p>sutiinfo</text:p>
          </table:table-cell>
          <table:table-cell table:style-name="ce2" office:value-type="string" calcext:value-type="string">
            <text:p>Az oldal működéséhez feltétlenül szükséges sütiken kívül marketingcélú sütiket is használnunk. Ezek segítségével tudjuk neked a maximális felhasználói élményt nyújtani, valamint kedvezményeket és kuponokat biztosítani számodra. Ha nem szeretnél ilyeneket kapni, kattints &lt;a id="cookie-banner-decline"&gt;ide&lt;/a&gt;.&lt;br /&gt;&lt;a href="vasarlasi-informaciok/adatvedelmi-nyilatkozat"&gt;További információ a sütikről&lt;/a&gt;</text:p>
          </table:table-cell>
          <table:table-cell table:style-name="ce4"/>
        </table:table-row>
        <table:table-row table:style-name="ro2">
          <table:table-cell table:style-name="ce1" office:value-type="string" calcext:value-type="string">
            <text:p>szall_csak_eu</text:p>
          </table:table-cell>
          <table:table-cell table:style-name="ce2" office:value-type="string" calcext:value-type="string">
            <text:p>A szállítás csak az itt felsorolt országokba lehetséges! Amennyiben Ön más országból szeretne rendelni, kérjük &lt;a href="mailto:legterelo@szatuna.hu"&gt;vegye fel velünk a kapcsolatot&lt;/a&gt;!</text:p>
          </table:table-cell>
          <table:table-cell table:style-name="ce2" office:value-type="string" calcext:value-type="string">
            <text:p>Zur Zeit ist Transport nur in diese Länder möglich! Wenn Sie in andere Länder transportieren lassen möchten, bitte &lt;a href="mailto:legterelo@szatuna.hu"&gt;treten Sie mit uns in Verbindung&lt;/a&gt;!</text:p>
          </table:table-cell>
        </table:table-row>
        <table:table-row table:style-name="ro1">
          <table:table-cell table:style-name="ce1" office:value-type="string" calcext:value-type="string">
            <text:p>szall_csak_mo</text:p>
          </table:table-cell>
          <table:table-cell table:style-name="ce2" office:value-type="string" calcext:value-type="string">
            <text:p>Aaz Union belül tudunk szállítani!</text:p>
          </table:table-cell>
          <table:table-cell table:style-name="ce2" office:value-type="string" calcext:value-type="string">
            <text:p>Zur Zeit ist Transport nur in Ungarn möglich!</text:p>
          </table:table-cell>
        </table:table-row>
        <table:table-row table:style-name="ro1">
          <table:table-cell table:style-name="ce1" office:value-type="string" calcext:value-type="string">
            <text:p>szallcim</text:p>
          </table:table-cell>
          <table:table-cell table:style-name="ce2" office:value-type="string" calcext:value-type="string">
            <text:p>Szállítási cím</text:p>
          </table:table-cell>
          <table:table-cell table:style-name="ce2" office:value-type="string" calcext:value-type="string">
            <text:p>Transport Adresse</text:p>
          </table:table-cell>
        </table:table-row>
        <table:table-row table:style-name="ro1">
          <table:table-cell table:style-name="ce1" office:value-type="string" calcext:value-type="string">
            <text:p>szallitas</text:p>
          </table:table-cell>
          <table:table-cell table:style-name="ce2" office:value-type="string" calcext:value-type="string">
            <text:p>szállítás</text:p>
          </table:table-cell>
          <table:table-cell table:style-name="ce2" office:value-type="string" calcext:value-type="string">
            <text:p>Transport</text:p>
          </table:table-cell>
        </table:table-row>
        <table:table-row table:style-name="ro1">
          <table:table-cell table:style-name="ce1" office:value-type="string" calcext:value-type="string">
            <text:p>szallitasi_dij</text:p>
          </table:table-cell>
          <table:table-cell table:style-name="ce2" office:value-type="string" calcext:value-type="string">
            <text:p>Szállítási költség</text:p>
          </table:table-cell>
          <table:table-cell table:style-name="ce2" office:value-type="string" calcext:value-type="string">
            <text:p>die Kosten des Transportes</text:p>
          </table:table-cell>
        </table:table-row>
        <table:table-row table:style-name="ro1">
          <table:table-cell table:style-name="ce1" office:value-type="string" calcext:value-type="string">
            <text:p>szallitasi_dijak</text:p>
          </table:table-cell>
          <table:table-cell table:style-name="ce2" office:value-type="string" calcext:value-type="string">
            <text:p>Szállítási költség</text:p>
          </table:table-cell>
          <table:table-cell table:style-name="ce2" office:value-type="string" calcext:value-type="string">
            <text:p>Die Kosten des Transportes</text:p>
          </table:table-cell>
        </table:table-row>
        <table:table-row table:style-name="ro1">
          <table:table-cell table:style-name="ce1" office:value-type="string" calcext:value-type="string">
            <text:p>szallitasi_dijak_bankkartya</text:p>
          </table:table-cell>
          <table:table-cell table:style-name="ce2" office:value-type="string" calcext:value-type="string">
            <text:p>Bankkártyával, interneten keresztül történő fizetés esetén</text:p>
          </table:table-cell>
          <table:table-cell table:style-name="ce2" office:value-type="string" calcext:value-type="string">
            <text:p>wenn Sie möchten mit Kreditkarte im Internet bezahlen</text:p>
          </table:table-cell>
        </table:table-row>
        <table:table-row table:style-name="ro1">
          <table:table-cell table:style-name="ce1" office:value-type="string" calcext:value-type="string">
            <text:p>szallitasi_dijak_csomagolas</text:p>
          </table:table-cell>
          <table:table-cell table:style-name="ce2" office:value-type="string" calcext:value-type="string">
            <text:p>csomagolási díj</text:p>
          </table:table-cell>
          <table:table-cell table:style-name="ce2" office:value-type="string" calcext:value-type="string">
            <text:p>die Kosten der Verpackung</text:p>
          </table:table-cell>
        </table:table-row>
        <table:table-row table:style-name="ro1">
          <table:table-cell table:style-name="ce1" office:value-type="string" calcext:value-type="string">
            <text:p>szallitasi_dijak_egyeb</text:p>
          </table:table-cell>
          <table:table-cell table:style-name="ce2" office:value-type="string" calcext:value-type="string">
            <text:p>egyeb..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zallitasi_dijak_futar</text:p>
          </table:table-cell>
          <table:table-cell table:style-name="ce2" office:value-type="string" calcext:value-type="string">
            <text:p>Futárnak történő fizetés esetén</text:p>
          </table:table-cell>
          <table:table-cell table:style-name="ce2" office:value-type="string" calcext:value-type="string">
            <text:p>wenn Sie möchten dem Laufbursche bezahlen</text:p>
          </table:table-cell>
        </table:table-row>
        <table:table-row table:style-name="ro1">
          <table:table-cell table:style-name="ce1" office:value-type="string" calcext:value-type="string">
            <text:p>szallitasi_dijak_penzkezeles</text:p>
          </table:table-cell>
          <table:table-cell table:style-name="ce2" office:value-type="string" calcext:value-type="string">
            <text:p>utánvét díja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zallitasi_dijak_szallitas</text:p>
          </table:table-cell>
          <table:table-cell table:style-name="ce2" office:value-type="string" calcext:value-type="string">
            <text:p>szállítási díj</text:p>
          </table:table-cell>
          <table:table-cell table:style-name="ce2" office:value-type="string" calcext:value-type="string">
            <text:p>die Kosten des Transportes</text:p>
          </table:table-cell>
        </table:table-row>
        <table:table-row table:style-name="ro1">
          <table:table-cell table:style-name="ce1" office:value-type="string" calcext:value-type="string">
            <text:p>szallitasi_hatarido</text:p>
          </table:table-cell>
          <table:table-cell table:style-name="ce2" office:value-type="string" calcext:value-type="string">
            <text:p>Szállítási határidő: maximum 5 munkanap</text:p>
          </table:table-cell>
          <table:table-cell table:style-name="ce4"/>
        </table:table-row>
        <table:table-row table:style-name="ro9">
          <table:table-cell table:style-name="ce1" office:value-type="string" calcext:value-type="string">
            <text:p>szallitasi_hatarido_info</text:p>
          </table:table-cell>
          <table:table-cell table:style-name="ce2" office:value-type="string" calcext:value-type="string">
            <text:p>A rendeléseket beérkezési sorrendben dolgozzuk fel és csomagoljuk le, kérjük szíves türelmét a rendelés szállítási határidejének lejáratáig. Köszönjük!&lt;br /&gt;A csomag feladásának napján a GLS futárszolgálat értesítést küld Önnek, a rendelés során megadott e-mail címre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zallitasi_hatarido_legterelo</text:p>
          </table:table-cell>
          <table:table-cell table:style-name="ce2" office:value-type="string" calcext:value-type="string">
            <text:p>Szállítási határidő: 5 munkanap</text:p>
          </table:table-cell>
          <table:table-cell table:style-name="ce2" office:value-type="string" calcext:value-type="string">
            <text:p>Liefertermin: 5 Tage</text:p>
          </table:table-cell>
        </table:table-row>
        <table:table-row table:style-name="ro1">
          <table:table-cell table:style-name="ce1" office:value-type="string" calcext:value-type="string">
            <text:p>szallitasi_ido</text:p>
          </table:table-cell>
          <table:table-cell table:style-name="ce2" office:value-type="string" calcext:value-type="string">
            <text:p>Szállítási idő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zallitasi_mod</text:p>
          </table:table-cell>
          <table:table-cell table:style-name="ce2" office:value-type="string" calcext:value-type="string">
            <text:p>Szállítási mód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zallnev</text:p>
          </table:table-cell>
          <table:table-cell table:style-name="ce2" office:value-type="string" calcext:value-type="string">
            <text:p>Szállítási név</text:p>
          </table:table-cell>
          <table:table-cell table:style-name="ce2" office:value-type="string" calcext:value-type="string">
            <text:p>Transport Name</text:p>
          </table:table-cell>
        </table:table-row>
        <table:table-row table:style-name="ro1">
          <table:table-cell table:style-name="ce1" office:value-type="string" calcext:value-type="string">
            <text:p>szamlazasi_cim_kitoltendo</text:p>
          </table:table-cell>
          <table:table-cell table:style-name="ce2" office:value-type="string" calcext:value-type="string">
            <text:p>Kérjük, hogy a számlázási címet teljesen töltse ki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zamlcim</text:p>
          </table:table-cell>
          <table:table-cell table:style-name="ce2" office:value-type="string" calcext:value-type="string">
            <text:p>Számlázási cím</text:p>
          </table:table-cell>
          <table:table-cell table:style-name="ce2" office:value-type="string" calcext:value-type="string">
            <text:p>Rechnung Adresse</text:p>
          </table:table-cell>
        </table:table-row>
        <table:table-row table:style-name="ro1">
          <table:table-cell table:style-name="ce1" office:value-type="string" calcext:value-type="string">
            <text:p>szamlcim_kell</text:p>
          </table:table-cell>
          <table:table-cell table:style-name="ce2" office:value-type="string" calcext:value-type="string">
            <text:p>Adja meg a számlázási címet!</text:p>
          </table:table-cell>
          <table:table-cell table:style-name="ce2" office:value-type="string" calcext:value-type="string">
            <text:p>Geben Sie die Adresse der Ausstellung einer Rechnung</text:p>
          </table:table-cell>
        </table:table-row>
        <table:table-row table:style-name="ro1">
          <table:table-cell table:style-name="ce1" office:value-type="string" calcext:value-type="string">
            <text:p>szamlnev</text:p>
          </table:table-cell>
          <table:table-cell table:style-name="ce2" office:value-type="string" calcext:value-type="string">
            <text:p>Számlázási név</text:p>
          </table:table-cell>
          <table:table-cell table:style-name="ce2" office:value-type="string" calcext:value-type="string">
            <text:p>Rechnung Name</text:p>
          </table:table-cell>
        </table:table-row>
        <table:table-row table:style-name="ro1">
          <table:table-cell table:style-name="ce1" office:value-type="string" calcext:value-type="string">
            <text:p>szamlnev_kell</text:p>
          </table:table-cell>
          <table:table-cell table:style-name="ce2" office:value-type="string" calcext:value-type="string">
            <text:p>Adja meg a számlázási nevet!</text:p>
          </table:table-cell>
          <table:table-cell table:style-name="ce2" office:value-type="string" calcext:value-type="string">
            <text:p>Geben Sie die Name der Ausstellung einer Rechnung</text:p>
          </table:table-cell>
        </table:table-row>
        <table:table-row table:style-name="ro1">
          <table:table-cell table:style-name="ce1" office:value-type="string" calcext:value-type="string">
            <text:p>szekhely_magyarorszag</text:p>
          </table:table-cell>
          <table:table-cell table:style-name="ce2" office:value-type="string" calcext:value-type="string">
            <text:p>A Szatuna Kft. székhelyének országa és országkódja: Magyarország (HU)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zett</text:p>
          </table:table-cell>
          <table:table-cell table:style-name="ce2" office:value-type="string" calcext:value-type="string">
            <text:p>szett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zettek</text:p>
          </table:table-cell>
          <table:table-cell table:style-name="ce2" office:value-type="string" calcext:value-type="string">
            <text:p>szett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zin</text:p>
          </table:table-cell>
          <table:table-cell table:style-name="ce2" office:value-type="string" calcext:value-type="string">
            <text:p>szín</text:p>
          </table:table-cell>
          <table:table-cell table:style-name="ce2" office:value-type="string" calcext:value-type="string">
            <text:p>Farbe</text:p>
          </table:table-cell>
        </table:table-row>
        <table:table-row table:style-name="ro4">
          <table:table-cell table:style-name="ce1" office:value-type="string" calcext:value-type="string">
            <text:p>szolgaltatasok_ceginformacio</text:p>
          </table:table-cell>
          <table:table-cell table:style-name="ce2" office:value-type="string" calcext:value-type="string">
            <text:p>&lt;ul&gt;&lt;li&gt;&lt;b&gt;Cég neve:&lt;/b&gt; Szatuna Kft&lt;/li&gt;&lt;li&gt;&lt;b&gt;Székhelye:&lt;/b&gt; 8184 Fűzfőgyártelep, Szállás u. 11/a&lt;/li&gt;&lt;li&gt;&lt;b&gt;Telefonszáma:&lt;/b&gt; 30/219-0791&lt;/li&gt;&lt;li&gt;&lt;b&gt;Fax száma:&lt;/b&gt; 88/799-013&lt;/li&gt;&lt;li&gt;&lt;b&gt;E-mail címe:&lt;/b&gt; &lt;a href="mailto:info@szatuna.hu"&gt;info@szatuna.hu&lt;/a&gt;&lt;/li&gt;&lt;li&gt;&lt;b&gt;Cégjegyzékszáma:&lt;/b&gt; 19-09-000830&lt;/li&gt;&lt;li&gt;&lt;b&gt;Adószáma:&lt;/b&gt; 10382635-2-19&lt;/li&gt;&lt;li&gt;&lt;b&gt;Bejegyző cégbíróság neve:&lt;/b&gt; Veszprém Megyei Bíróság&lt;/li&gt;&lt;/ul&gt;</text:p>
          </table:table-cell>
          <table:table-cell table:style-name="ce4"/>
        </table:table-row>
        <table:table-row table:style-name="ro11">
          <table:table-cell table:style-name="ce1" office:value-type="string" calcext:value-type="string">
            <text:p>szolgaltatasok_felszereles</text:p>
          </table:table-cell>
          <table:table-cell table:style-name="ce2" office:value-type="string" calcext:value-type="string">
            <text:p>&lt;p&gt;Amennyiben az egyéni felszerelés közben olyan problémái adódnak amelyekre a felszerelési útmutatóban sem talál megoldást, kérjük küldjön email-es üzenetet:........cimre, ahol munkatársaink készségesen válaszolnak a kérdéseire.&lt;/p&gt; &lt;p&gt;&lt;b&gt;Tanácsok felszereléshez:&lt;/b&gt;&lt;/p&gt;&lt;ol&gt;&lt;li&gt;Minden esetben olvassa el a felszerelési utasítást, ugyanis légterelőink különböző módokon szerelhetőek fel. Előfordulhat, hogy az Ön légterelő típusához, más felszerelési sorrend és kiegészítő szükséges, mint szomszédjának vagy ismerősének kellett.&lt;/li&gt;&lt;li&gt;A légterelő enyhe csavarodást és hajlítást károsodás nélkül elvisel, de durva hajlításnál, (főleg hideg időben) könnyen elpattanhat.&lt;/li&gt;&lt;/ol&gt;</text:p>
          </table:table-cell>
          <table:table-cell table:style-name="ce4"/>
        </table:table-row>
        <table:table-row table:style-name="ro7">
          <table:table-cell table:style-name="ce1" office:value-type="string" calcext:value-type="string">
            <text:p>szolgaltatasok_garancia</text:p>
          </table:table-cell>
          <table:table-cell table:style-name="ce2" office:value-type="string" calcext:value-type="string">
            <text:p>&lt;h2&gt;3 az 1-ben garancia&lt;/h2&gt;&lt;h3&gt;Az ön bizalma és a mi tapasztalatunk mindenre garancia&lt;/h3&gt;&lt;ol&gt;&lt;li&gt;&lt;strong&gt;Elégedettségi garancia:&lt;/strong&gt;&lt;br /&gt;Termékeinkre egy hónapos visszavásárlási garanciát biztosítunk.&lt;br /&gt;Amennyiben nem elégedett a légterelővel, úgy azt kérdés nélkül visszavásároljuk Öntől.&lt;/li&gt;&lt;li&gt;&lt;strong&gt;Szállítási garancia:&lt;/strong&gt;&lt;br /&gt;Amennyiben a kiszállítás során a légterelő sérül, úgy azt azonnal cseréljük egy ép darabra.&lt;/li&gt;&lt;li&gt;&lt;strong&gt;Téves rendelés garancia:&lt;/strong&gt;&lt;br /&gt;Ha véletlenül nem a megfelelő típusra rendelte meg a terméket, jelezze nekünk és mi küldjük az adott típusra illeszkedő légterelőt bruttó 1990 Ft-os csomagcsere díj ellenében.&lt;br /&gt;Garanciát kizárólag az értékesített termék áráig vállalunk.&lt;/li&gt;&lt;/ol&gt;</text:p>
          </table:table-cell>
          <table:table-cell table:style-name="ce4"/>
        </table:table-row>
        <table:table-row table:style-name="ro10">
          <table:table-cell table:style-name="ce1" office:value-type="string" calcext:value-type="string">
            <text:p>szolgaltatasok_problemakezeles</text:p>
          </table:table-cell>
          <table:table-cell table:style-name="ce2" office:value-type="string" calcext:value-type="string">
            <text:p>&lt;p&gt;Cégünk nagy hangsúlyt fektet arra, hogy minden vevőnk maximálisan elégedett legyen termékeinkkel, szolgáltatásainkkal. Ha bármilyen jellegű probléma merülne fel a tőlünk vásárolt termékekkel kapcsolatban &lt;b&gt;kérjük forduljon hozzánk bizalommal&lt;/b&gt; internetes megkereséssel és mi megteszünk mindent, hogy &lt;b&gt;megtaláljuk a legjobb megoldást.&lt;/b&gt;&lt;/p&gt;</text:p>
          </table:table-cell>
          <table:table-cell table:style-name="ce4"/>
        </table:table-row>
        <table:table-row table:style-name="ro12">
          <table:table-cell table:style-name="ce1" office:value-type="string" calcext:value-type="string">
            <text:p>szolgaltatasok_szallitas</text:p>
          </table:table-cell>
          <table:table-cell table:style-name="ce2" office:value-type="string" calcext:value-type="string">
            <text:p>&lt;p&gt;A &lt;i class="fa fa-check raktaron"&gt;&lt;/i&gt; &lt;b&gt;Raktáron&lt;/b&gt; jelzésű termékeket 1 munkanapon belül átadjuk a GLS futárszolgálatnak.&lt;!-- &lt;br&gt;A kiszállítás a feladást követő munkanapon történik, azaz a rendeléstől számított 2. munkanap folyamán kézhez kapja a megrendelt légterelőt.&lt;br&gt;(Pl. a hétfőn megrendelt légterelőket, keddi napon adjuk át a futárszolgálatnak és szerdai napon kézbesíti a futárszolgálat)--&gt;&lt;/p&gt;&lt;p&gt;A &lt;i class="fa fa-clock-o keszlethiany"&gt;&lt;/i&gt; &lt;b&gt;Gyártás alatt&lt;/b&gt; lévő termékek kiküldését a lehető legrövidebb idő alatt igyekszünk teljesíteni, attól függően, hogy az adott típus hol tart a gyártási folyamatunkban.&lt;/p&gt;&lt;p&gt;A &lt;i class="fa fa-calendar-o rendelheto"&gt;&lt;/i&gt; &lt;b&gt;Rendelhető&lt;/b&gt; termékek többnyire olyan ritka autótípusok, amikhez mi nem gyártunk légterelőt, hanem a német, gyári ClimAir légterelőt forgalmazzuk. Ha a légterelő mellett a Rendelhető állapotot látja, az azt jelenti, hogy nem tartjuk polcon az adott típust, hanem rendelésre hozatjuk be Németországból. Ennek az átfutási ideje 6-8 hét.&lt;/p&gt;&lt;p&gt;A GLS a feladás napján értesítő e-mailt küld, ebben az e-mailben van lehetőség a kiszállítás napjának és a kiszállítás címének a módosítására is.&lt;br&gt;A kiszállítási nap reggelén is érkezik egy e-mail a futárszolgálattól, amiben egy pontos, egy órás időintervallumot is megírnak, így előre tudható, hogy mikor érkezik a futár.&lt;/p&gt;&lt;p&gt;A megrendelt termékeket a &lt;strong&gt;GLS csomagküldő szolgálat&lt;/strong&gt; szállítja ki Önnek a megadott címre, &lt;strong&gt;az ország bármely területére.&lt;/strong&gt; A rendelése során megadott mobilszámon a futár el tudja Önt érni. A terméket &lt;strong&gt;dupla falú kartondoboz&lt;/strong&gt;ba csomagoljuk és &lt;strong&gt;védőfóliával látjuk el&lt;/strong&gt;, hogy sértetlenül érkezzen meg Önhöz. &lt;/p&gt;&lt;h2&gt;A szállítási költség:&lt;/h2&gt;@@SZALLITASINFO@@&lt;h3&gt;Fizetés&lt;/h3&gt;&lt;p&gt;A megrendelés során két féle fizetési mód közül választhat:&lt;/p&gt;&lt;ul&gt;&lt;li&gt;&lt;strong&gt;Utánvétes fizetés:&lt;/strong&gt; a rendelése ellenértékét a csomag átvételekor kell kifizetnie a futárnak készpénzben vagy bankkártyával.&lt;/li&gt;&lt;li&gt;&lt;strong&gt;Online fizetés:&lt;/strong&gt; honlapunkon keresztül, bankkártyája segítségével kifizetheti rendelése összértékét.&lt;/li&gt;&lt;/ul&gt;&lt;h3&gt;Ne feledje!&lt;/h3&gt;&lt;p&gt;Szállítási garanciánk miatt nem kell aggódnia, hogy mi történik, ha a termék mégis sérülne a szállítás során, hiszen akkor azonnal, plusz költségek nélkül küldjük Önnek az ép csere darabot!&lt;/p&gt;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alalatok_szurese</text:p>
          </table:table-cell>
          <table:table-cell table:style-name="ce2" office:value-type="string" calcext:value-type="string">
            <text:p>Találatok szűrése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eleablak</text:p>
          </table:table-cell>
          <table:table-cell table:style-name="ce2" office:value-type="string" calcext:value-type="string">
            <text:p>teleablak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elefon</text:p>
          </table:table-cell>
          <table:table-cell table:style-name="ce2" office:value-type="string" calcext:value-type="string">
            <text:p>Telefonszám</text:p>
          </table:table-cell>
          <table:table-cell table:style-name="ce2" office:value-type="string" calcext:value-type="string">
            <text:p>Telefon</text:p>
          </table:table-cell>
        </table:table-row>
        <table:table-row table:style-name="ro1">
          <table:table-cell table:style-name="ce1" office:value-type="string" calcext:value-type="string">
            <text:p>telefon_hiba</text:p>
          </table:table-cell>
          <table:table-cell table:style-name="ce2" office:value-type="string" calcext:value-type="string">
            <text:p>A megadott telefonszám hibás, kérjük javítsa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elefon_kell</text:p>
          </table:table-cell>
          <table:table-cell table:style-name="ce2" office:value-type="string" calcext:value-type="string">
            <text:p>Adja meg a telefonszámát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elefon_szabaly</text:p>
          </table:table-cell>
          <table:table-cell table:style-name="ce2" office:value-type="string" calcext:value-type="string">
            <text:p>A telefonszámot a +36 vagy 06 előhívó nélkül adja meg, csak számjegyeket tartalmazhat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elepules</text:p>
          </table:table-cell>
          <table:table-cell table:style-name="ce2" office:value-type="string" calcext:value-type="string">
            <text:p>Település neve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ermekek</text:p>
          </table:table-cell>
          <table:table-cell table:style-name="ce2" office:value-type="string" calcext:value-type="string">
            <text:p>termékek</text:p>
          </table:table-cell>
          <table:table-cell table:style-name="ce2" office:value-type="string" calcext:value-type="string">
            <text:p>Produkte</text:p>
          </table:table-cell>
        </table:table-row>
        <table:table-row table:style-name="ro9">
          <table:table-cell table:style-name="ce1" office:value-type="string" calcext:value-type="string">
            <text:p>termekleiras_climair</text:p>
          </table:table-cell>
          <table:table-cell table:style-name="ce2" office:value-type="string" calcext:value-type="string">
            <text:p>&lt;ul&gt;&lt;li&gt;Német, prémium gyári minőségű légterelő.&lt;/li&gt;&lt;li&gt;A légterelő átlagos szélessége: 7,5 cm.&lt;/li&gt;&lt;li&gt;Végig követi az ablakkeret teljes ívét.&lt;/li&gt;&lt;li&gt;Széles, domborított formavilágú légterelő.&lt;/li&gt;&lt;li&gt;Első osztályú, átlátszó füst színű plexi alapanyagból készül.&lt;/li&gt;&lt;li&gt;5 perc alatt házilag felszerelhető, nem igényel szakembert. &lt;/li&gt;&lt;/ul&gt;</text:p>
          </table:table-cell>
          <table:table-cell table:style-name="ce4"/>
        </table:table-row>
        <table:table-row table:style-name="ro9">
          <table:table-cell table:style-name="ce1" office:value-type="string" calcext:value-type="string">
            <text:p>termekleiras_sporty</text:p>
          </table:table-cell>
          <table:table-cell table:style-name="ce2" office:value-type="string" calcext:value-type="string">
            <text:p>&lt;ul&gt;&lt;li&gt;A légterelő átlagos szélessége: 4 cm.&lt;/li&gt;&lt;li&gt;A visszapillantó tükör felső vonaláig követi az ablakkeret ívét.&lt;/li&gt;&lt;li&gt;Keskeny, lapos formavilágú légterelő.&lt;/li&gt;&lt;li&gt;Magyar gyártmány.&lt;/li&gt;&lt;li&gt;Első osztályú, átlátszó füst színű plexi alapanyagból készül.&lt;/li&gt;&lt;li&gt;5 perc alatt házilag felszerelhető, nem igényel szakembert.&lt;/li&gt;&lt;/ul&gt;</text:p>
          </table:table-cell>
          <table:table-cell table:style-name="ce2" office:value-type="string" calcext:value-type="string">
            <text:p>&lt;ul&gt;&lt;li&gt;Durchschnittliche Breite: 4 cm.&lt;/li&gt;&lt;li&gt;Es folgt der Krümmung des Fensterrahmens bis zur Oberseite des Rückspiegels.&lt;/li&gt;&lt;li&gt;Schmal, flach designter Windabweiser.&lt;/li&gt;&lt;li&gt;Made in EU.&lt;/li&gt;&lt;li&gt;Hergestellt aus rauchfarbenem erstklassigem PMMA-Material, UV-beständig&lt;/li&gt;&lt;li&gt;Innerhalb von 5 Minuten ohne Fachmann zu Hause montierbar.&lt;/li&gt;&lt;/ul&gt;</text:p>
          </table:table-cell>
        </table:table-row>
        <table:table-row table:style-name="ro9">
          <table:table-cell table:style-name="ce1" office:value-type="string" calcext:value-type="string">
            <text:p>termekleiras_sporty_rovid</text:p>
          </table:table-cell>
          <table:table-cell table:style-name="ce2" office:value-type="string" calcext:value-type="string">
            <text:p>&lt;ul&gt;&lt;li&gt;A légterelő átlagos szélessége: 4 cm.&lt;/li&gt;&lt;li&gt;Az ablakkeret felső ívére illeszkedik, nem ér le a visszapillantó tükör vonaláig.&lt;/li&gt;&lt;li&gt;Keskeny, lapos formavilágú légterelő.&lt;/li&gt;&lt;li&gt;Magyar gyártmány.&lt;/li&gt;&lt;li&gt;Első osztályú, átlátszó füst színű plexi alapanyagból készül.&lt;/li&gt;&lt;li&gt;5 perc alatt házilag felszerelhető, nem igényel szakembert.&lt;/li&gt;&lt;/ul&gt;</text:p>
          </table:table-cell>
          <table:table-cell table:style-name="ce4"/>
        </table:table-row>
        <table:table-row table:style-name="ro9">
          <table:table-cell table:style-name="ce1" office:value-type="string" calcext:value-type="string">
            <text:p>termekleiras_szatuna</text:p>
          </table:table-cell>
          <table:table-cell table:style-name="ce2" office:value-type="string" calcext:value-type="string">
            <text:p>&lt;ul&gt;&lt;li&gt;Prémium minőségű magyar gyártású légterelő.&lt;/li&gt;&lt;li&gt;Első osztályú, átlátszó füst színű plexi alapanyagból készül.&lt;/li&gt;&lt;li&gt;Széles, domborított formavilága pontosan követi az ablakkeret ívét.&lt;/li&gt;&lt;li&gt;Átlagos szélessége: 7,5 cm.&lt;/li&gt;&lt;li&gt;5 perc alatt házilag felszerelhető, nem igényel szakembert.&lt;/li&gt;&lt;/ul&gt;</text:p>
          </table:table-cell>
          <table:table-cell table:style-name="ce2" office:value-type="string" calcext:value-type="string">
            <text:p>&lt;ul&gt;&lt;li&gt;Windabweiser in Premium-Qualität aus der EU.&lt;/li&gt;&lt;li&gt;Durchschnittliche Breite: 7 cm.&lt;/li&gt;&lt;li&gt;Es folgt dem gesamten Bogen des Fensterrahmens.&lt;/li&gt;&lt;li&gt;Breiter, geprägter Windabweiser.&lt;/li&gt;&lt;li&gt;Aus rauchfarbenem, erstklassigem PMMA-Material, UV-beständig&lt;/li&gt;&lt;li&gt;Innerhalb von 5 Minuten ohne Fachmann zu Hause montierbar.&lt;/li&gt;&lt;/ul&gt;</text:p>
          </table:table-cell>
        </table:table-row>
        <table:table-row table:style-name="ro10">
          <table:table-cell table:style-name="ce1" office:value-type="string" calcext:value-type="string">
            <text:p>termekleiras_szatuna_rovid</text:p>
          </table:table-cell>
          <table:table-cell table:style-name="ce2" office:value-type="string" calcext:value-type="string">
            <text:p>&lt;ul&gt;&lt;li&gt;Prémium minőségű magyar gyártású légterelő.&lt;/li&gt;&lt;li&gt;Első osztályú, átlátszó füst színű plexi alapanyagból készül.&lt;/li&gt;&lt;li&gt;Széles, domborított formavilága pontosan követi az ablakkeret ívét.&lt;/li&gt;&lt;li&gt;Átlagos szélessége: 7,5 cm.&lt;/li&gt;&lt;li&gt;A visszapillantó tükör felső vonaláig követi az ablakkeret ívét.&lt;/li&gt;&lt;li&gt;5 perc alatt házilag felszerelhető, nem igényel szakembert.&lt;/li&gt;&lt;/ul&gt;</text:p>
          </table:table-cell>
          <table:table-cell table:style-name="ce2" office:value-type="string" calcext:value-type="string">
            <text:p>&lt;ul&gt;&lt;li&gt;Windabweiser in Premium-Qualität aus der EU.&lt;/li&gt;&lt;li&gt;Durchschnittliche Breite: 7 cm.&lt;/li&gt;&lt;li&gt;Er folgt dem gesamten Bogen des Fensterrahmens.&lt;/li&gt;&lt;li&gt;Breiter, geprägter Windabweiser.&lt;/li&gt;&lt;li&gt;Aus rauchfarbenem, erstklassigem PMMA-Material, UV-beständig&lt;/li&gt;&lt;li&gt;Innerhalb von 5 Minuten ohne Fachmann zu Hause montierbar.&lt;/li&gt;&lt;/ul&gt;</text:p>
          </table:table-cell>
        </table:table-row>
        <table:table-row table:style-name="ro1">
          <table:table-cell table:style-name="ce1" office:value-type="string" calcext:value-type="string">
            <text:p>termektipusonkent</text:p>
          </table:table-cell>
          <table:table-cell table:style-name="ce2" office:value-type="string" calcext:value-type="string">
            <text:p>csomagonként</text:p>
          </table:table-cell>
          <table:table-cell table:style-name="ce2" office:value-type="string" calcext:value-type="string">
            <text:p>termektipusonkent</text:p>
          </table:table-cell>
        </table:table-row>
        <table:table-row table:style-name="ro1">
          <table:table-cell table:style-name="ce1" office:value-type="string" calcext:value-type="string">
            <text:p>tipp_garancia</text:p>
          </table:table-cell>
          <table:table-cell table:style-name="ce2" office:value-type="string" calcext:value-type="string">
            <text:p>Mit jelent a 3 az 1-ben garanciánk?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ipp_szallitas</text:p>
          </table:table-cell>
          <table:table-cell table:style-name="ce2" office:value-type="string" calcext:value-type="string">
            <text:p>Hogyan történik a fizetés és kiszállítás?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ipus</text:p>
          </table:table-cell>
          <table:table-cell table:style-name="ce2" office:value-type="string" calcext:value-type="string">
            <text:p>típus</text:p>
          </table:table-cell>
          <table:table-cell table:style-name="ce2" office:value-type="string" calcext:value-type="string">
            <text:p>Typ</text:p>
          </table:table-cell>
        </table:table-row>
        <table:table-row table:style-name="ro1">
          <table:table-cell table:style-name="ce1" office:value-type="string" calcext:value-type="string">
            <text:p>tipuslista</text:p>
          </table:table-cell>
          <table:table-cell table:style-name="ce2" office:value-type="string" calcext:value-type="string">
            <text:p>Típuslista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ipusra</text:p>
          </table:table-cell>
          <table:table-cell table:style-name="ce2" office:value-type="string" calcext:value-type="string">
            <text:p>típusra</text:p>
          </table:table-cell>
          <table:table-cell table:style-name="ce4"/>
        </table:table-row>
        <table:table-row table:style-name="ro9">
          <table:table-cell table:style-name="ce1" office:value-type="string" calcext:value-type="string">
            <text:p>tores_garancia_regisztracio</text:p>
          </table:table-cell>
          <table:table-cell table:style-name="ce2" office:value-type="string" calcext:value-type="string">
            <text:p>&lt;strong&gt;Figyelem! A törés garancia még nem terjed ki az Ön vásárlására!&lt;/strong&gt;&lt;br&gt;A garanciafeltételek teljesítéséhez kattintson a felszerelés gombra a megrendelt légterelő fölött. A felszerelési videó megtekintésével regisztrálja légterelő garanciáját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orles</text:p>
          </table:table-cell>
          <table:table-cell table:style-name="ce2" office:value-type="string" calcext:value-type="string">
            <text:p>törlés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ovabbiInfo</text:p>
          </table:table-cell>
          <table:table-cell table:style-name="ce2" office:value-type="string" calcext:value-type="string">
            <text:p>Ha bármilyen kérdése van termékünkkel kapcsolatban, írjon nekünk</text:p>
          </table:table-cell>
          <table:table-cell table:style-name="ce2" office:value-type="string" calcext:value-type="string">
            <text:p>Info</text:p>
          </table:table-cell>
        </table:table-row>
        <table:table-row table:style-name="ro1">
          <table:table-cell table:style-name="ce1" office:value-type="string" calcext:value-type="string">
            <text:p>tranzakcio_adatok</text:p>
          </table:table-cell>
          <table:table-cell table:style-name="ce2" office:value-type="string" calcext:value-type="string">
            <text:p>A tranzakció adatai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ranzakcio_amo</text:p>
          </table:table-cell>
          <table:table-cell table:style-name="ce2" office:value-type="string" calcext:value-type="string">
            <text:p>összeg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ranzakcio_anum</text:p>
          </table:table-cell>
          <table:table-cell table:style-name="ce2" office:value-type="string" calcext:value-type="string">
            <text:p>engedélyszám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ranzakcio_cardnumber</text:p>
          </table:table-cell>
          <table:table-cell table:style-name="ce2" office:value-type="string" calcext:value-type="string">
            <text:p>bankkártyaszám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ranzakcio_hiba</text:p>
          </table:table-cell>
          <table:table-cell table:style-name="ce2" office:value-type="string" calcext:value-type="string">
            <text:p>Hiba történt a tranzakció során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ranzakcio_inditasa_sikertelen</text:p>
          </table:table-cell>
          <table:table-cell table:style-name="ce2" office:value-type="string" calcext:value-type="string">
            <text:p>A tranzakció bejegyzése sikertelen! Kérjük próbálja meg később vagy válassza a futárnak történő fizetést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ranzakcio_rc</text:p>
          </table:table-cell>
          <table:table-cell table:style-name="ce2" office:value-type="string" calcext:value-type="string">
            <text:p>válaszkód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ranzakcio_rt</text:p>
          </table:table-cell>
          <table:table-cell table:style-name="ce2" office:value-type="string" calcext:value-type="string">
            <text:p>válaszüzenet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ranzakcio_siker</text:p>
          </table:table-cell>
          <table:table-cell table:style-name="ce2" office:value-type="string" calcext:value-type="string">
            <text:p>A tranzakció sikeresen lezárult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ranzakcio_sikertelen</text:p>
          </table:table-cell>
          <table:table-cell table:style-name="ce2" office:value-type="string" calcext:value-type="string">
            <text:p>A tranzakció sikertelen volt a következő okok miatt: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ranzakcio_trid</text:p>
          </table:table-cell>
          <table:table-cell table:style-name="ce2" office:value-type="string" calcext:value-type="string">
            <text:p>tranzakcióazonosító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ranzakcio_vevo_elutasitotta</text:p>
          </table:table-cell>
          <table:table-cell table:style-name="ce2" office:value-type="string" calcext:value-type="string">
            <text:p>a tranzakciót a vásárló elutasította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uv_letoltes</text:p>
          </table:table-cell>
          <table:table-cell table:style-name="ce2" office:value-type="string" calcext:value-type="string">
            <text:p>TÜV tanusítvány letöltése</text:p>
          </table:table-cell>
          <table:table-cell table:style-name="ce4"/>
        </table:table-row>
        <table:table-row table:style-name="ro4">
          <table:table-cell table:style-name="ce1" office:value-type="string" calcext:value-type="string">
            <text:p>tv_sugo_ajtok</text:p>
          </table:table-cell>
          <table:table-cell table:style-name="ce2" office:value-type="string" calcext:value-type="string">
            <text:p>Ajtók száma&lt;ul&gt;&lt;li&gt;4 ajtós: sedan, lépcsőshátú karosszéria, ahol a csomagtér ajtaja NEM a hátsó szélvédővel együtt nyílik fel&lt;/li&gt;&lt;li&gt;5 ajtós: hatchback, kerekhátú, ferdehátú ahol a csomagtér ajtaja a hátsó szélvédővel együtt nyílik fel, 5 ajtósnak számít még a SUV, a terepjáró és a kombi karosszéria is&lt;/li&gt;&lt;li&gt;3 ajtós : a két első oldali és egy csomagtartó ajtóval rendelkező kocsit háromajtósnak hívják, ha ez az összeállítás csapott farú és sportos karosszériában található, akkor coupé a neve&lt;/li&gt;&lt;li&gt;2 ajtós: teherautók, kamionok, kisbuszok, áruszállítók&lt;/li&gt;&lt;/ul&gt;</text:p>
          </table:table-cell>
          <table:table-cell table:style-name="ce4"/>
        </table:table-row>
        <table:table-row table:style-name="ro2">
          <table:table-cell table:style-name="ce1" office:value-type="string" calcext:value-type="string">
            <text:p>tv_sugo_evjarat</text:p>
          </table:table-cell>
          <table:table-cell table:style-name="ce2" office:value-type="string" calcext:value-type="string">
            <text:p>Évjárat - Forgalmi engedély szerinti gyártási év, ami nem mindig egyezik meg az első forgalomba helyezés dátumával (pl. külföldről behozott autók esetében)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v_sugo_gyarto</text:p>
          </table:table-cell>
          <table:table-cell table:style-name="ce2" office:value-type="string" calcext:value-type="string">
            <text:p>Márka - pl. Toyota, Suzuki, Opel.</text:p>
          </table:table-cell>
          <table:table-cell table:style-name="ce4"/>
        </table:table-row>
        <table:table-row table:style-name="ro2">
          <table:table-cell table:style-name="ce1" office:value-type="string" calcext:value-type="string">
            <text:p>tv_sugo_tipus</text:p>
          </table:table-cell>
          <table:table-cell table:style-name="ce2" office:value-type="string" calcext:value-type="string">
            <text:p>Típus -  pl. Yaris, Swift, Antara. Csak a karosszéria neve számít. Motor űrtartalmat, kódot vagy felszereltséget jelölő név NEM számít (pl. 1.2 Active, 1.9 TDI stb…)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ugras</text:p>
          </table:table-cell>
          <table:table-cell table:style-name="ce2" office:value-type="string" calcext:value-type="string">
            <text:p>ugrás a termékhez</text:p>
          </table:table-cell>
          <table:table-cell table:style-name="ce2" office:value-type="string" calcext:value-type="string">
            <text:p>Weiter zum Produkt</text:p>
          </table:table-cell>
        </table:table-row>
        <table:table-row table:style-name="ro1">
          <table:table-cell table:style-name="ce1" office:value-type="string" calcext:value-type="string">
            <text:p>utanvet_dij</text:p>
          </table:table-cell>
          <table:table-cell table:style-name="ce2" office:value-type="string" calcext:value-type="string">
            <text:p>Utánvét díja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utca</text:p>
          </table:table-cell>
          <table:table-cell table:style-name="ce2" office:value-type="string" calcext:value-type="string">
            <text:p>Utca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utca_hazszam</text:p>
          </table:table-cell>
          <table:table-cell table:style-name="ce2" office:value-type="string" calcext:value-type="string">
            <text:p>Utca, házszám (emelet, ajtó)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uzenet_futarnak</text:p>
          </table:table-cell>
          <table:table-cell table:style-name="ce2" office:value-type="string" calcext:value-type="string">
            <text:p>Üzenet a futárnak (legfeljebb 40 karakter)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uzenet_uj</text:p>
          </table:table-cell>
          <table:table-cell table:style-name="ce2" office:value-type="string" calcext:value-type="string">
            <text:p>Légterelő rendelésével kapcsolatban új üzenete érkezett</text:p>
          </table:table-cell>
          <table:table-cell table:style-name="ce4"/>
        </table:table-row>
        <table:table-row table:style-name="ro2">
          <table:table-cell table:style-name="ce1" office:value-type="string" calcext:value-type="string">
            <text:p>uzenet_uj_bovebb</text:p>
          </table:table-cell>
          <table:table-cell table:style-name="ce2" office:value-type="string" calcext:value-type="string">
            <text:p>Kedves [nev]!&lt;br&gt;A(z) [rendeles_azonosito] számú légterelő megrendelésével kapcsolatban kollégáink üzenetet küldtek Önnek, amit a következő hivatkozásra kattintva olvashat el: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uzenetre_valasz</text:p>
          </table:table-cell>
          <table:table-cell table:style-name="ce2" office:value-type="string" calcext:value-type="string">
            <text:p>Üzenetére válasz érkezett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uzenetre_valasz_bovebb</text:p>
          </table:table-cell>
          <table:table-cell table:style-name="ce2" office:value-type="string" calcext:value-type="string">
            <text:p>Kedves [nev]!&lt;br&gt;Korábbi üzenetére érkezett választ a következő hivatkozásra kattintva olvashatja el: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valasza</text:p>
          </table:table-cell>
          <table:table-cell table:style-name="ce2" office:value-type="string" calcext:value-type="string">
            <text:p>válasza</text:p>
          </table:table-cell>
          <table:table-cell table:style-name="ce2" office:value-type="string" calcext:value-type="string">
            <text:p>antwortet</text:p>
          </table:table-cell>
        </table:table-row>
        <table:table-row table:style-name="ro1">
          <table:table-cell table:style-name="ce1" office:value-type="string" calcext:value-type="string">
            <text:p>valassz</text:p>
          </table:table-cell>
          <table:table-cell table:style-name="ce2" office:value-type="string" calcext:value-type="string">
            <text:p>válasszon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valassz_tipust</text:p>
          </table:table-cell>
          <table:table-cell table:style-name="ce2" office:value-type="string" calcext:value-type="string">
            <text:p>Válaszd ki az autód típusát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valasszon_legterelot</text:p>
          </table:table-cell>
          <table:table-cell table:style-name="ce2" office:value-type="string" calcext:value-type="string">
            <text:p>Kérjük válassza ki az autójára való légterelőt!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varhato_szallitas</text:p>
          </table:table-cell>
          <table:table-cell table:style-name="ce2" office:value-type="string" calcext:value-type="string">
            <text:p>Várható kiszállítás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varjamigtoltok</text:p>
          </table:table-cell>
          <table:table-cell table:style-name="ce2" office:value-type="string" calcext:value-type="string">
            <text:p>Az oldal töltődik, kérem várjon..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vasarlasi_informaciok</text:p>
          </table:table-cell>
          <table:table-cell table:style-name="ce2" office:value-type="string" calcext:value-type="string">
            <text:p>Vásárlási információk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vasarlokkonyve</text:p>
          </table:table-cell>
          <table:table-cell table:style-name="ce2" office:value-type="string" calcext:value-type="string">
            <text:p>Vásárlók könyve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vasarolok_meg</text:p>
          </table:table-cell>
          <table:table-cell table:style-name="ce2" office:value-type="string" calcext:value-type="string">
            <text:p>Tovább nézelődök</text:p>
          </table:table-cell>
          <table:table-cell table:style-name="ce4"/>
        </table:table-row>
        <table:table-row table:style-name="ro2">
          <table:table-cell table:style-name="ce1" office:value-type="string" calcext:value-type="string">
            <text:p>vevoi_rendeles_info</text:p>
          </table:table-cell>
          <table:table-cell table:style-name="ce2" office:value-type="string" calcext:value-type="string">
            <text:p>A terméket nem tartjuk raktárkészleten, igény esetén beszerezzük, melynek átfutási ideje 8-10 hét. Rendelés esetén a terméket a kiszállítás előtt kell kifizetni, aminek esedékességéről külön értesítjük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viszonteladok_eleje</text:p>
          </table:table-cell>
          <table:table-cell table:style-name="ce2" office:value-type="string" calcext:value-type="string">
            <text:p>A Szatuna légterelők az alábbi autóalkatrész üzletekben és kirendeltségekben is megrendelhetőek:</text:p>
          </table:table-cell>
          <table:table-cell table:style-name="ce4"/>
        </table:table-row>
        <table:table-row table:style-name="ro2">
          <table:table-cell table:style-name="ce1" office:value-type="string" calcext:value-type="string">
            <text:p>viszonteladok_vege</text:p>
          </table:table-cell>
          <table:table-cell table:style-name="ce2" office:value-type="string" calcext:value-type="string">
            <text:p>FIGYELEM! A szatuna.hu webáruházban feltüntetett árak nem azonosak a viszonteladók által kínált árakkal. Amennyiben a légterelőt viszonteladói partnerünknél szeretné megvásárolni, érdeklődjön náluk az aktuális árakról rendelés előtt.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vissza</text:p>
          </table:table-cell>
          <table:table-cell table:style-name="ce2" office:value-type="string" calcext:value-type="string">
            <text:p>Vissza a kezdőoldalra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visszaatermekekhez</text:p>
          </table:table-cell>
          <table:table-cell table:style-name="ce2" office:value-type="string" calcext:value-type="string">
            <text:p>Vissza a termékekhez</text:p>
          </table:table-cell>
          <table:table-cell table:style-name="ce2" office:value-type="string" calcext:value-type="string">
            <text:p>zurück</text:p>
          </table:table-cell>
        </table:table-row>
        <table:table-row table:style-name="ro2">
          <table:table-cell table:style-name="ce1" office:value-type="string" calcext:value-type="string">
            <text:p>visszaigazolas_befejezo</text:p>
          </table:table-cell>
          <table:table-cell table:style-name="ce2" office:value-type="string" calcext:value-type="string">
            <text:p>Erre a levére nem tud válaszolni!&lt;br&gt;Amennyiben a rendelését módosítani szeretné kérjük &lt;a href="https://szatuna.hu/kapcsolat"&gt;ide kattintva jelezze a szándékát az ügyfélszolgálatunknak&lt;/a&gt;.&lt;br&gt;&lt;br&gt;Üdvözlettel</text:p>
          </table:table-cell>
          <table:table-cell table:style-name="ce4"/>
        </table:table-row>
        <table:table-row table:style-name="ro2">
          <table:table-cell table:style-name="ce1" office:value-type="string" calcext:value-type="string">
            <text:p>visszaigazolas_bevezeto</text:p>
          </table:table-cell>
          <table:table-cell table:style-name="ce2" office:value-type="string" calcext:value-type="string">
            <text:p>Tisztelt Vásárlónk! Ez az e-mail a szatuna.hu honlapon feladott megrendelés visszaigazolása. Ön a rendelés során az alábbi adatokat adta meg: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webaruhaz</text:p>
          </table:table-cell>
          <table:table-cell table:style-name="ce2" office:value-type="string" calcext:value-type="string">
            <text:p>webáruház</text:p>
          </table:table-cell>
          <table:table-cell table:style-name="ce2" office:value-type="string" calcext:value-type="string">
            <text:p>warenhouse</text:p>
          </table:table-cell>
        </table:table-row>
        <table:table-row table:style-name="ro1" table:number-rows-repeated="104828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Munkalap1.A1:Munkalap1.C28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00.00.00</text:date>, <text:time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4T20:52:39.443000000</meta:creation-date>
    <dc:date>2023-09-14T21:00:07.622000000</dc:date>
    <meta:editing-duration>PT7M28S</meta:editing-duration>
    <meta:editing-cycles>1</meta:editing-cycles>
    <meta:document-statistic meta:table-count="1" meta:cell-count="678" meta:object-count="0"/>
    <meta:generator>LibreOffice/7.5.3.2$Windows_X86_64 LibreOffice_project/9f56dff12ba03b9acd7730a5a481eea045e468f3</meta:generator>
  </office:meta>
</office:document-meta>
</file>